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11cm" fo:margin-left="-0.016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3.82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11cm" fo:margin-left="-0.016cm" table:align="left"/>
    </style:style>
    <style:style style:name="Table14.A" style:family="table-column">
      <style:table-column-properties style:column-width="3.784cm"/>
    </style:style>
    <style:style style:name="Table14.B" style:family="table-column">
      <style:table-column-properties style:column-width="13.82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611cm" fo:margin-left="-0.016cm" table:align="left"/>
    </style:style>
    <style:style style:name="Table15.A" style:family="table-column">
      <style:table-column-properties style:column-width="3.784cm"/>
    </style:style>
    <style:style style:name="Table15.B" style:family="table-column">
      <style:table-column-properties style:column-width="13.82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611cm" fo:margin-left="-0.016cm" table:align="left"/>
    </style:style>
    <style:style style:name="Table16.A" style:family="table-column">
      <style:table-column-properties style:column-width="3.784cm"/>
    </style:style>
    <style:style style:name="Table16.B" style:family="table-column">
      <style:table-column-properties style:column-width="13.82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3.757cm"/>
    </style:style>
    <style:style style:name="Table17.B" style:family="table-column">
      <style:table-column-properties style:column-width="13.838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3.757cm"/>
    </style:style>
    <style:style style:name="Table18.B" style:family="table-column">
      <style:table-column-properties style:column-width="13.838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Default_20_Text">
      <style:text-properties officeooo:paragraph-rsid="001affd0"/>
    </style:style>
    <style:style style:name="P15" style:family="paragraph" style:parent-style-name="Default_20_Text">
      <style:text-properties officeooo:paragraph-rsid="00560be1" style:language-asian="zh" style:country-asian="CN"/>
    </style:style>
    <style:style style:name="P16" style:family="paragraph" style:parent-style-name="Default_20_Text">
      <style:text-properties officeooo:rsid="00560be1" officeooo:paragraph-rsid="00560be1" style:language-asian="zh" style:country-asian="CN"/>
    </style:style>
    <style:style style:name="P17" style:family="paragraph" style:parent-style-name="Default_20_Text">
      <style:text-properties officeooo:rsid="00560be1" officeooo:paragraph-rsid="00b420a4" style:language-asian="zh" style:country-asian="CN"/>
    </style:style>
    <style:style style:name="P18" style:family="paragraph" style:parent-style-name="Default_20_Text">
      <style:text-properties officeooo:rsid="00560be1" officeooo:paragraph-rsid="00bebeb5" style:language-asian="zh" style:country-asian="CN"/>
    </style:style>
    <style:style style:name="P19" style:family="paragraph" style:parent-style-name="Default_20_Text">
      <style:text-properties officeooo:rsid="0021c5cd" officeooo:paragraph-rsid="0021c5cd" style:language-asian="zh" style:country-asian="CN"/>
    </style:style>
    <style:style style:name="P20" style:family="paragraph" style:parent-style-name="Default_20_Text">
      <style:text-properties officeooo:rsid="0021c5cd" officeooo:paragraph-rsid="00317716" style:language-asian="zh" style:country-asian="CN"/>
    </style:style>
    <style:style style:name="P21" style:family="paragraph" style:parent-style-name="Default_20_Text">
      <style:text-properties officeooo:rsid="0021c5cd" officeooo:paragraph-rsid="0064a763" style:language-asian="zh" style:country-asian="CN"/>
    </style:style>
    <style:style style:name="P22" style:family="paragraph" style:parent-style-name="Default_20_Text">
      <style:text-properties officeooo:rsid="0021c5cd" officeooo:paragraph-rsid="008936f9" style:language-asian="zh" style:country-asian="CN"/>
    </style:style>
    <style:style style:name="P23" style:family="paragraph" style:parent-style-name="Default_20_Text">
      <style:text-properties officeooo:rsid="0021c5cd" officeooo:paragraph-rsid="008e2855" style:language-asian="zh" style:country-asian="CN"/>
    </style:style>
    <style:style style:name="P24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25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26" style:family="paragraph" style:parent-style-name="Default_20_Text">
      <style:text-properties officeooo:paragraph-rsid="00560be1"/>
    </style:style>
    <style:style style:name="P27" style:family="paragraph" style:parent-style-name="Table_20_Contents">
      <style:text-properties officeooo:paragraph-rsid="001bbc48" style:language-asian="zh" style:country-asian="CN"/>
    </style:style>
    <style:style style:name="P28" style:family="paragraph" style:parent-style-name="Table_20_Contents">
      <style:text-properties officeooo:paragraph-rsid="0021c5cd" style:language-asian="zh" style:country-asian="CN"/>
    </style:style>
    <style:style style:name="P29" style:family="paragraph" style:parent-style-name="Table_20_Contents">
      <style:text-properties officeooo:paragraph-rsid="00258360" style:language-asian="zh" style:country-asian="CN"/>
    </style:style>
    <style:style style:name="P30" style:family="paragraph" style:parent-style-name="Table_20_Contents">
      <style:text-properties officeooo:paragraph-rsid="002bae69" style:language-asian="zh" style:country-asian="CN"/>
    </style:style>
    <style:style style:name="P31" style:family="paragraph" style:parent-style-name="Table_20_Contents">
      <style:text-properties officeooo:paragraph-rsid="00317716" style:language-asian="zh" style:country-asian="CN"/>
    </style:style>
    <style:style style:name="P32" style:family="paragraph" style:parent-style-name="Table_20_Contents">
      <style:text-properties officeooo:paragraph-rsid="0040a2c0" style:language-asian="zh" style:country-asian="CN"/>
    </style:style>
    <style:style style:name="P33" style:family="paragraph" style:parent-style-name="Table_20_Contents">
      <style:text-properties officeooo:paragraph-rsid="004e27cc" style:language-asian="zh" style:country-asian="CN"/>
    </style:style>
    <style:style style:name="P34" style:family="paragraph" style:parent-style-name="Table_20_Contents">
      <style:text-properties officeooo:paragraph-rsid="00513fc6" style:language-asian="zh" style:country-asian="CN"/>
    </style:style>
    <style:style style:name="P35" style:family="paragraph" style:parent-style-name="Table_20_Contents">
      <style:text-properties officeooo:paragraph-rsid="0053bfbc" style:language-asian="zh" style:country-asian="CN"/>
    </style:style>
    <style:style style:name="P36" style:family="paragraph" style:parent-style-name="Table_20_Contents">
      <style:text-properties officeooo:paragraph-rsid="0062083c" style:language-asian="zh" style:country-asian="CN"/>
    </style:style>
    <style:style style:name="P37" style:family="paragraph" style:parent-style-name="Table_20_Contents">
      <style:text-properties officeooo:rsid="0019230d" officeooo:paragraph-rsid="001bbc48" style:language-asian="zh" style:country-asian="CN"/>
    </style:style>
    <style:style style:name="P38" style:family="paragraph" style:parent-style-name="Table_20_Contents">
      <style:text-properties officeooo:rsid="0019230d" officeooo:paragraph-rsid="0019230d" style:language-asian="zh" style:country-asian="CN"/>
    </style:style>
    <style:style style:name="P39" style:family="paragraph" style:parent-style-name="Table_20_Contents">
      <style:text-properties officeooo:rsid="0019230d" officeooo:paragraph-rsid="001affd0" style:language-asian="zh" style:country-asian="CN"/>
    </style:style>
    <style:style style:name="P40" style:family="paragraph" style:parent-style-name="Table_20_Contents">
      <style:text-properties officeooo:rsid="0019230d" officeooo:paragraph-rsid="0021c5cd" style:language-asian="zh" style:country-asian="CN"/>
    </style:style>
    <style:style style:name="P41" style:family="paragraph" style:parent-style-name="Table_20_Contents">
      <style:text-properties officeooo:rsid="0019230d" officeooo:paragraph-rsid="00317716" style:language-asian="zh" style:country-asian="CN"/>
    </style:style>
    <style:style style:name="P42" style:family="paragraph" style:parent-style-name="Table_20_Contents">
      <style:text-properties officeooo:rsid="0019230d" officeooo:paragraph-rsid="003b2e06" style:language-asian="zh" style:country-asian="CN"/>
    </style:style>
    <style:style style:name="P43" style:family="paragraph" style:parent-style-name="Table_20_Contents">
      <style:text-properties officeooo:rsid="0019230d" officeooo:paragraph-rsid="00438d82" style:language-asian="zh" style:country-asian="CN"/>
    </style:style>
    <style:style style:name="P44" style:family="paragraph" style:parent-style-name="Table_20_Contents">
      <style:text-properties officeooo:rsid="0019230d" officeooo:paragraph-rsid="00513fc6" style:language-asian="zh" style:country-asian="CN"/>
    </style:style>
    <style:style style:name="P45" style:family="paragraph" style:parent-style-name="Table_20_Contents">
      <style:text-properties officeooo:rsid="0019230d" officeooo:paragraph-rsid="0064a763" style:language-asian="zh" style:country-asian="CN"/>
    </style:style>
    <style:style style:name="P46" style:family="paragraph" style:parent-style-name="Table_20_Contents">
      <style:text-properties officeooo:rsid="0019230d" officeooo:paragraph-rsid="007636ec" style:language-asian="zh" style:country-asian="CN"/>
    </style:style>
    <style:style style:name="P47" style:family="paragraph" style:parent-style-name="Table_20_Contents">
      <style:text-properties officeooo:rsid="0019230d" officeooo:paragraph-rsid="008936f9" style:language-asian="zh" style:country-asian="CN"/>
    </style:style>
    <style:style style:name="P48" style:family="paragraph" style:parent-style-name="Table_20_Contents">
      <style:text-properties officeooo:rsid="0019230d" officeooo:paragraph-rsid="008e2855" style:language-asian="zh" style:country-asian="CN"/>
    </style:style>
    <style:style style:name="P49" style:family="paragraph" style:parent-style-name="Table_20_Contents">
      <style:text-properties officeooo:rsid="0019230d" officeooo:paragraph-rsid="009c06ba" style:language-asian="zh" style:country-asian="CN"/>
    </style:style>
    <style:style style:name="P50" style:family="paragraph" style:parent-style-name="Table_20_Contents">
      <style:text-properties officeooo:rsid="0019230d" officeooo:paragraph-rsid="00a01093" style:language-asian="zh" style:country-asian="CN"/>
    </style:style>
    <style:style style:name="P51" style:family="paragraph" style:parent-style-name="Table_20_Contents">
      <style:text-properties officeooo:rsid="0019230d" officeooo:paragraph-rsid="00aa0001" style:language-asian="zh" style:country-asian="CN"/>
    </style:style>
    <style:style style:name="P52" style:family="paragraph" style:parent-style-name="Table_20_Contents">
      <style:text-properties officeooo:rsid="0018eec5" officeooo:paragraph-rsid="001bbc48" style:language-asian="zh" style:country-asian="CN"/>
    </style:style>
    <style:style style:name="P53" style:family="paragraph" style:parent-style-name="Table_20_Contents">
      <style:text-properties officeooo:rsid="0018eec5" officeooo:paragraph-rsid="0018eec5" style:language-asian="zh" style:country-asian="CN"/>
    </style:style>
    <style:style style:name="P54" style:family="paragraph" style:parent-style-name="Table_20_Contents">
      <style:text-properties officeooo:rsid="0018eec5" officeooo:paragraph-rsid="001affd0" style:language-asian="zh" style:country-asian="CN"/>
    </style:style>
    <style:style style:name="P55" style:family="paragraph" style:parent-style-name="Table_20_Contents">
      <style:text-properties officeooo:rsid="0018eec5" officeooo:paragraph-rsid="0021c5cd" style:language-asian="zh" style:country-asian="CN"/>
    </style:style>
    <style:style style:name="P56" style:family="paragraph" style:parent-style-name="Table_20_Contents">
      <style:text-properties officeooo:rsid="0018eec5" officeooo:paragraph-rsid="00317716" style:language-asian="zh" style:country-asian="CN"/>
    </style:style>
    <style:style style:name="P57" style:family="paragraph" style:parent-style-name="Table_20_Contents">
      <style:text-properties officeooo:rsid="0018eec5" officeooo:paragraph-rsid="003b2e06" style:language-asian="zh" style:country-asian="CN"/>
    </style:style>
    <style:style style:name="P58" style:family="paragraph" style:parent-style-name="Table_20_Contents">
      <style:text-properties officeooo:rsid="0018eec5" officeooo:paragraph-rsid="00438d82" style:language-asian="zh" style:country-asian="CN"/>
    </style:style>
    <style:style style:name="P59" style:family="paragraph" style:parent-style-name="Table_20_Contents">
      <style:text-properties officeooo:rsid="0018eec5" officeooo:paragraph-rsid="00513fc6" style:language-asian="zh" style:country-asian="CN"/>
    </style:style>
    <style:style style:name="P60" style:family="paragraph" style:parent-style-name="Table_20_Contents">
      <style:text-properties officeooo:rsid="0018eec5" officeooo:paragraph-rsid="0064a763" style:language-asian="zh" style:country-asian="CN"/>
    </style:style>
    <style:style style:name="P61" style:family="paragraph" style:parent-style-name="Table_20_Contents">
      <style:text-properties officeooo:rsid="0018eec5" officeooo:paragraph-rsid="007636ec" style:language-asian="zh" style:country-asian="CN"/>
    </style:style>
    <style:style style:name="P62" style:family="paragraph" style:parent-style-name="Table_20_Contents">
      <style:text-properties officeooo:rsid="0018eec5" officeooo:paragraph-rsid="008936f9" style:language-asian="zh" style:country-asian="CN"/>
    </style:style>
    <style:style style:name="P63" style:family="paragraph" style:parent-style-name="Table_20_Contents">
      <style:text-properties officeooo:rsid="0018eec5" officeooo:paragraph-rsid="008e2855" style:language-asian="zh" style:country-asian="CN"/>
    </style:style>
    <style:style style:name="P64" style:family="paragraph" style:parent-style-name="Table_20_Contents">
      <style:text-properties officeooo:rsid="0018eec5" officeooo:paragraph-rsid="009c06ba" style:language-asian="zh" style:country-asian="CN"/>
    </style:style>
    <style:style style:name="P65" style:family="paragraph" style:parent-style-name="Table_20_Contents">
      <style:text-properties officeooo:rsid="0018eec5" officeooo:paragraph-rsid="00a01093" style:language-asian="zh" style:country-asian="CN"/>
    </style:style>
    <style:style style:name="P66" style:family="paragraph" style:parent-style-name="Table_20_Contents">
      <style:text-properties officeooo:rsid="0018eec5" officeooo:paragraph-rsid="00aa0001" style:language-asian="zh" style:country-asian="CN"/>
    </style:style>
    <style:style style:name="P67" style:family="paragraph" style:parent-style-name="Table_20_Contents">
      <style:text-properties officeooo:rsid="005d6860" officeooo:paragraph-rsid="005d6860" style:language-asian="zh" style:country-asian="CN"/>
    </style:style>
    <style:style style:name="P68" style:family="paragraph" style:parent-style-name="Table_20_Contents">
      <style:text-properties officeooo:rsid="001d56f6" officeooo:paragraph-rsid="001d56f6" style:language-asian="zh" style:country-asian="CN"/>
    </style:style>
    <style:style style:name="P69" style:family="paragraph" style:parent-style-name="Table_20_Contents">
      <style:text-properties officeooo:rsid="001d3420" officeooo:paragraph-rsid="001d3420" style:language-asian="zh" style:country-asian="CN"/>
    </style:style>
    <style:style style:name="P70" style:family="paragraph" style:parent-style-name="Table_20_Contents">
      <style:text-properties officeooo:rsid="001f1910" officeooo:paragraph-rsid="001f1910" style:language-asian="zh" style:country-asian="CN"/>
    </style:style>
    <style:style style:name="P71" style:family="paragraph" style:parent-style-name="Table_20_Contents">
      <style:text-properties officeooo:rsid="001f1910" officeooo:paragraph-rsid="001affd0" style:language-asian="zh" style:country-asian="CN"/>
    </style:style>
    <style:style style:name="P72" style:family="paragraph" style:parent-style-name="Table_20_Contents">
      <style:text-properties officeooo:rsid="002bae69" officeooo:paragraph-rsid="002bae69" style:language-asian="zh" style:country-asian="CN"/>
    </style:style>
    <style:style style:name="P73" style:family="paragraph" style:parent-style-name="Table_20_Contents">
      <style:text-properties officeooo:rsid="001affd0" officeooo:paragraph-rsid="001affd0" style:language-asian="zh" style:country-asian="CN"/>
    </style:style>
    <style:style style:name="P74" style:family="paragraph" style:parent-style-name="Table_20_Contents">
      <style:text-properties officeooo:rsid="002cb8a8" officeooo:paragraph-rsid="002cb8a8" style:language-asian="zh" style:country-asian="CN"/>
    </style:style>
    <style:style style:name="P75" style:family="paragraph" style:parent-style-name="Table_20_Contents">
      <style:text-properties officeooo:rsid="002cb8a8" officeooo:paragraph-rsid="00317716" style:language-asian="zh" style:country-asian="CN"/>
    </style:style>
    <style:style style:name="P76" style:family="paragraph" style:parent-style-name="Table_20_Contents">
      <style:text-properties officeooo:rsid="002cb8a8" officeooo:paragraph-rsid="003b2e06" style:language-asian="zh" style:country-asian="CN"/>
    </style:style>
    <style:style style:name="P77" style:family="paragraph" style:parent-style-name="Table_20_Contents">
      <style:text-properties officeooo:rsid="002cb8a8" officeooo:paragraph-rsid="00438d82" style:language-asian="zh" style:country-asian="CN"/>
    </style:style>
    <style:style style:name="P78" style:family="paragraph" style:parent-style-name="Table_20_Contents">
      <style:text-properties officeooo:rsid="002cb8a8" officeooo:paragraph-rsid="00513fc6" style:language-asian="zh" style:country-asian="CN"/>
    </style:style>
    <style:style style:name="P79" style:family="paragraph" style:parent-style-name="Table_20_Contents">
      <style:text-properties officeooo:rsid="002cb8a8" officeooo:paragraph-rsid="0064a763" style:language-asian="zh" style:country-asian="CN"/>
    </style:style>
    <style:style style:name="P80" style:family="paragraph" style:parent-style-name="Table_20_Contents">
      <style:text-properties officeooo:rsid="002cb8a8" officeooo:paragraph-rsid="007636ec" style:language-asian="zh" style:country-asian="CN"/>
    </style:style>
    <style:style style:name="P81" style:family="paragraph" style:parent-style-name="Table_20_Contents">
      <style:text-properties officeooo:rsid="002cb8a8" officeooo:paragraph-rsid="008936f9" style:language-asian="zh" style:country-asian="CN"/>
    </style:style>
    <style:style style:name="P82" style:family="paragraph" style:parent-style-name="Table_20_Contents">
      <style:text-properties officeooo:rsid="002cb8a8" officeooo:paragraph-rsid="008e2855" style:language-asian="zh" style:country-asian="CN"/>
    </style:style>
    <style:style style:name="P83" style:family="paragraph" style:parent-style-name="Table_20_Contents">
      <style:text-properties officeooo:rsid="002cb8a8" officeooo:paragraph-rsid="009c06ba" style:language-asian="zh" style:country-asian="CN"/>
    </style:style>
    <style:style style:name="P84" style:family="paragraph" style:parent-style-name="Table_20_Contents">
      <style:text-properties officeooo:rsid="002cb8a8" officeooo:paragraph-rsid="00a01093" style:language-asian="zh" style:country-asian="CN"/>
    </style:style>
    <style:style style:name="P85" style:family="paragraph" style:parent-style-name="Table_20_Contents">
      <style:text-properties officeooo:rsid="002cb8a8" officeooo:paragraph-rsid="00aa0001" style:language-asian="zh" style:country-asian="CN"/>
    </style:style>
    <style:style style:name="P86" style:family="paragraph" style:parent-style-name="Table_20_Contents">
      <style:text-properties officeooo:rsid="001fd2fb" officeooo:paragraph-rsid="001fd2fb" style:language-asian="zh" style:country-asian="CN"/>
    </style:style>
    <style:style style:name="P87" style:family="paragraph" style:parent-style-name="Table_20_Contents">
      <style:text-properties officeooo:rsid="0021c5cd" officeooo:paragraph-rsid="0021c5cd" style:language-asian="zh" style:country-asian="CN"/>
    </style:style>
    <style:style style:name="P88" style:family="paragraph" style:parent-style-name="Table_20_Contents">
      <style:text-properties officeooo:rsid="002e7b51" officeooo:paragraph-rsid="002e7b51" style:language-asian="zh" style:country-asian="CN"/>
    </style:style>
    <style:style style:name="P89" style:family="paragraph" style:parent-style-name="Table_20_Contents">
      <style:text-properties officeooo:rsid="002e7b51" officeooo:paragraph-rsid="00317716" style:language-asian="zh" style:country-asian="CN"/>
    </style:style>
    <style:style style:name="P90" style:family="paragraph" style:parent-style-name="Table_20_Contents">
      <style:text-properties officeooo:rsid="002e7b51" officeooo:paragraph-rsid="003b2e06" style:language-asian="zh" style:country-asian="CN"/>
    </style:style>
    <style:style style:name="P91" style:family="paragraph" style:parent-style-name="Table_20_Contents">
      <style:text-properties officeooo:rsid="002e7b51" officeooo:paragraph-rsid="00438d82" style:language-asian="zh" style:country-asian="CN"/>
    </style:style>
    <style:style style:name="P92" style:family="paragraph" style:parent-style-name="Table_20_Contents">
      <style:text-properties officeooo:rsid="002e7b51" officeooo:paragraph-rsid="00513fc6" style:language-asian="zh" style:country-asian="CN"/>
    </style:style>
    <style:style style:name="P93" style:family="paragraph" style:parent-style-name="Table_20_Contents">
      <style:text-properties officeooo:rsid="002e7b51" officeooo:paragraph-rsid="0064a763" style:language-asian="zh" style:country-asian="CN"/>
    </style:style>
    <style:style style:name="P94" style:family="paragraph" style:parent-style-name="Table_20_Contents">
      <style:text-properties officeooo:rsid="002e7b51" officeooo:paragraph-rsid="007636ec" style:language-asian="zh" style:country-asian="CN"/>
    </style:style>
    <style:style style:name="P95" style:family="paragraph" style:parent-style-name="Table_20_Contents">
      <style:text-properties officeooo:rsid="002e7b51" officeooo:paragraph-rsid="008936f9" style:language-asian="zh" style:country-asian="CN"/>
    </style:style>
    <style:style style:name="P96" style:family="paragraph" style:parent-style-name="Table_20_Contents">
      <style:text-properties officeooo:rsid="002e7b51" officeooo:paragraph-rsid="008e2855" style:language-asian="zh" style:country-asian="CN"/>
    </style:style>
    <style:style style:name="P97" style:family="paragraph" style:parent-style-name="Table_20_Contents">
      <style:text-properties officeooo:rsid="002e7b51" officeooo:paragraph-rsid="009c06ba" style:language-asian="zh" style:country-asian="CN"/>
    </style:style>
    <style:style style:name="P98" style:family="paragraph" style:parent-style-name="Table_20_Contents">
      <style:text-properties officeooo:rsid="002e7b51" officeooo:paragraph-rsid="00a01093" style:language-asian="zh" style:country-asian="CN"/>
    </style:style>
    <style:style style:name="P99" style:family="paragraph" style:parent-style-name="Table_20_Contents">
      <style:text-properties officeooo:rsid="002e7b51" officeooo:paragraph-rsid="00aa0001" style:language-asian="zh" style:country-asian="CN"/>
    </style:style>
    <style:style style:name="P100" style:family="paragraph" style:parent-style-name="Table_20_Contents">
      <style:text-properties officeooo:rsid="002966d2" officeooo:paragraph-rsid="002966d2" style:language-asian="zh" style:country-asian="CN"/>
    </style:style>
    <style:style style:name="P101" style:family="paragraph" style:parent-style-name="Table_20_Contents">
      <style:text-properties officeooo:rsid="002966d2" officeooo:paragraph-rsid="0064a763" style:language-asian="zh" style:country-asian="CN"/>
    </style:style>
    <style:style style:name="P102" style:family="paragraph" style:parent-style-name="Table_20_Contents">
      <style:text-properties officeooo:rsid="00367122" officeooo:paragraph-rsid="00367122" style:language-asian="zh" style:country-asian="CN"/>
    </style:style>
    <style:style style:name="P103" style:family="paragraph" style:parent-style-name="Table_20_Contents">
      <style:text-properties officeooo:rsid="003b5979" officeooo:paragraph-rsid="003b5979" style:language-asian="zh" style:country-asian="CN"/>
    </style:style>
    <style:style style:name="P104" style:family="paragraph" style:parent-style-name="Table_20_Contents">
      <style:text-properties officeooo:rsid="003b5979" officeooo:paragraph-rsid="008936f9" style:language-asian="zh" style:country-asian="CN"/>
    </style:style>
    <style:style style:name="P105" style:family="paragraph" style:parent-style-name="Table_20_Contents">
      <style:text-properties officeooo:rsid="003b5979" officeooo:paragraph-rsid="008e2855" style:language-asian="zh" style:country-asian="CN"/>
    </style:style>
    <style:style style:name="P106" style:family="paragraph" style:parent-style-name="Table_20_Contents">
      <style:text-properties officeooo:rsid="003c9442" officeooo:paragraph-rsid="003c9442" style:language-asian="zh" style:country-asian="CN"/>
    </style:style>
    <style:style style:name="P107" style:family="paragraph" style:parent-style-name="Table_20_Contents">
      <style:text-properties officeooo:rsid="003ec560" officeooo:paragraph-rsid="003ec560" style:language-asian="zh" style:country-asian="CN"/>
    </style:style>
    <style:style style:name="P108" style:family="paragraph" style:parent-style-name="Table_20_Contents">
      <style:text-properties officeooo:rsid="003ec560" officeooo:paragraph-rsid="00513fc6" style:language-asian="zh" style:country-asian="CN"/>
    </style:style>
    <style:style style:name="P109" style:family="paragraph" style:parent-style-name="Table_20_Contents">
      <style:text-properties officeooo:rsid="003ec560" officeooo:paragraph-rsid="007636ec" style:language-asian="zh" style:country-asian="CN"/>
    </style:style>
    <style:style style:name="P110" style:family="paragraph" style:parent-style-name="Table_20_Contents">
      <style:text-properties officeooo:rsid="003ec560" officeooo:paragraph-rsid="007cf636" style:language-asian="zh" style:country-asian="CN"/>
    </style:style>
    <style:style style:name="P111" style:family="paragraph" style:parent-style-name="Table_20_Contents">
      <style:text-properties officeooo:rsid="003ec560" officeooo:paragraph-rsid="007e5027" style:language-asian="zh" style:country-asian="CN"/>
    </style:style>
    <style:style style:name="P112" style:family="paragraph" style:parent-style-name="Table_20_Contents">
      <style:text-properties officeooo:rsid="003ec560" officeooo:paragraph-rsid="00929c14" style:language-asian="zh" style:country-asian="CN"/>
    </style:style>
    <style:style style:name="P113" style:family="paragraph" style:parent-style-name="Table_20_Contents">
      <style:text-properties officeooo:rsid="003ec560" officeooo:paragraph-rsid="009c06ba" style:language-asian="zh" style:country-asian="CN"/>
    </style:style>
    <style:style style:name="P114" style:family="paragraph" style:parent-style-name="Table_20_Contents">
      <style:text-properties officeooo:rsid="003ec560" officeooo:paragraph-rsid="00aa0001" style:language-asian="zh" style:country-asian="CN"/>
    </style:style>
    <style:style style:name="P115" style:family="paragraph" style:parent-style-name="Table_20_Contents">
      <style:text-properties officeooo:rsid="003f69c0" officeooo:paragraph-rsid="003f69c0" style:language-asian="zh" style:country-asian="CN"/>
    </style:style>
    <style:style style:name="P116" style:family="paragraph" style:parent-style-name="Table_20_Contents">
      <style:text-properties officeooo:rsid="003f69c0" officeooo:paragraph-rsid="008936f9" style:language-asian="zh" style:country-asian="CN"/>
    </style:style>
    <style:style style:name="P117" style:family="paragraph" style:parent-style-name="Table_20_Contents">
      <style:text-properties officeooo:rsid="003f69c0" officeooo:paragraph-rsid="008e2855" style:language-asian="zh" style:country-asian="CN"/>
    </style:style>
    <style:style style:name="P118" style:family="paragraph" style:parent-style-name="Table_20_Contents">
      <style:text-properties officeooo:rsid="0040a2c0" officeooo:paragraph-rsid="0040a2c0" style:language-asian="zh" style:country-asian="CN"/>
    </style:style>
    <style:style style:name="P119" style:family="paragraph" style:parent-style-name="Table_20_Contents">
      <style:text-properties officeooo:rsid="00416aee" officeooo:paragraph-rsid="00416aee" style:language-asian="zh" style:country-asian="CN"/>
    </style:style>
    <style:style style:name="P120" style:family="paragraph" style:parent-style-name="Table_20_Contents">
      <style:text-properties officeooo:rsid="0042022a" officeooo:paragraph-rsid="0042022a" style:language-asian="zh" style:country-asian="CN"/>
    </style:style>
    <style:style style:name="P121" style:family="paragraph" style:parent-style-name="Table_20_Contents">
      <style:text-properties officeooo:rsid="0043e070" officeooo:paragraph-rsid="0043e070" style:language-asian="zh" style:country-asian="CN"/>
    </style:style>
    <style:style style:name="P122" style:family="paragraph" style:parent-style-name="Table_20_Contents">
      <style:text-properties officeooo:rsid="0043e070" officeooo:paragraph-rsid="007636ec" style:language-asian="zh" style:country-asian="CN"/>
    </style:style>
    <style:style style:name="P123" style:family="paragraph" style:parent-style-name="Table_20_Contents">
      <style:text-properties officeooo:rsid="0048d2b2" officeooo:paragraph-rsid="0048d2b2" style:language-asian="zh" style:country-asian="CN"/>
    </style:style>
    <style:style style:name="P124" style:family="paragraph" style:parent-style-name="Table_20_Contents">
      <style:text-properties officeooo:rsid="0048d2b2" officeooo:paragraph-rsid="00513fc6" style:language-asian="zh" style:country-asian="CN"/>
    </style:style>
    <style:style style:name="P125" style:family="paragraph" style:parent-style-name="Table_20_Contents">
      <style:text-properties officeooo:rsid="0048d2b2" officeooo:paragraph-rsid="007636ec" style:language-asian="zh" style:country-asian="CN"/>
    </style:style>
    <style:style style:name="P126" style:family="paragraph" style:parent-style-name="Table_20_Contents">
      <style:text-properties officeooo:rsid="0048d2b2" officeooo:paragraph-rsid="009c06ba" style:language-asian="zh" style:country-asian="CN"/>
    </style:style>
    <style:style style:name="P127" style:family="paragraph" style:parent-style-name="Table_20_Contents">
      <style:text-properties officeooo:rsid="0048d2b2" officeooo:paragraph-rsid="00aa0001" style:language-asian="zh" style:country-asian="CN"/>
    </style:style>
    <style:style style:name="P128" style:family="paragraph" style:parent-style-name="Table_20_Contents">
      <style:text-properties officeooo:rsid="004af657" officeooo:paragraph-rsid="004af657" style:language-asian="zh" style:country-asian="CN"/>
    </style:style>
    <style:style style:name="P129" style:family="paragraph" style:parent-style-name="Table_20_Contents">
      <style:text-properties officeooo:rsid="004af657" officeooo:paragraph-rsid="00513fc6" style:language-asian="zh" style:country-asian="CN"/>
    </style:style>
    <style:style style:name="P130" style:family="paragraph" style:parent-style-name="Table_20_Contents">
      <style:text-properties officeooo:rsid="004af657" officeooo:paragraph-rsid="007636ec" style:language-asian="zh" style:country-asian="CN"/>
    </style:style>
    <style:style style:name="P131" style:family="paragraph" style:parent-style-name="Table_20_Contents">
      <style:text-properties officeooo:rsid="004af657" officeooo:paragraph-rsid="009c06ba" style:language-asian="zh" style:country-asian="CN"/>
    </style:style>
    <style:style style:name="P132" style:family="paragraph" style:parent-style-name="Table_20_Contents">
      <style:text-properties officeooo:rsid="004af657" officeooo:paragraph-rsid="00aa0001" style:language-asian="zh" style:country-asian="CN"/>
    </style:style>
    <style:style style:name="P133" style:family="paragraph" style:parent-style-name="Table_20_Contents">
      <style:text-properties officeooo:rsid="004e27cc" officeooo:paragraph-rsid="004e27cc" style:language-asian="zh" style:country-asian="CN"/>
    </style:style>
    <style:style style:name="P134" style:family="paragraph" style:parent-style-name="Table_20_Contents">
      <style:text-properties officeooo:rsid="004e27cc" officeooo:paragraph-rsid="007636ec" style:language-asian="zh" style:country-asian="CN"/>
    </style:style>
    <style:style style:name="P135" style:family="paragraph" style:parent-style-name="Table_20_Contents">
      <style:text-properties officeooo:rsid="004e27cc" officeooo:paragraph-rsid="009d08fe" style:language-asian="zh" style:country-asian="CN"/>
    </style:style>
    <style:style style:name="P136" style:family="paragraph" style:parent-style-name="Table_20_Contents">
      <style:text-properties officeooo:rsid="004e27cc" officeooo:paragraph-rsid="009e095c" style:language-asian="zh" style:country-asian="CN"/>
    </style:style>
    <style:style style:name="P137" style:family="paragraph" style:parent-style-name="Table_20_Contents">
      <style:text-properties officeooo:rsid="004e27cc" officeooo:paragraph-rsid="009e529e" style:language-asian="zh" style:country-asian="CN"/>
    </style:style>
    <style:style style:name="P138" style:family="paragraph" style:parent-style-name="Table_20_Contents">
      <style:text-properties officeooo:rsid="004e27cc" officeooo:paragraph-rsid="00a01093" style:language-asian="zh" style:country-asian="CN"/>
    </style:style>
    <style:style style:name="P139" style:family="paragraph" style:parent-style-name="Table_20_Contents">
      <style:text-properties officeooo:rsid="004e27cc" officeooo:paragraph-rsid="00a1febb" style:language-asian="zh" style:country-asian="CN"/>
    </style:style>
    <style:style style:name="P140" style:family="paragraph" style:parent-style-name="Table_20_Contents">
      <style:text-properties officeooo:rsid="004e27cc" officeooo:paragraph-rsid="00a4fe3f" style:language-asian="zh" style:country-asian="CN"/>
    </style:style>
    <style:style style:name="P141" style:family="paragraph" style:parent-style-name="Table_20_Contents">
      <style:text-properties officeooo:rsid="004e27cc" officeooo:paragraph-rsid="00a9fcdd" style:language-asian="zh" style:country-asian="CN"/>
    </style:style>
    <style:style style:name="P142" style:family="paragraph" style:parent-style-name="Table_20_Contents">
      <style:text-properties officeooo:rsid="0053bfbc" officeooo:paragraph-rsid="0053bfbc" style:language-asian="zh" style:country-asian="CN"/>
    </style:style>
    <style:style style:name="P143" style:family="paragraph" style:parent-style-name="Table_20_Contents">
      <style:text-properties officeooo:paragraph-rsid="0064a763" style:language-asian="zh" style:country-asian="CN"/>
    </style:style>
    <style:style style:name="P144" style:family="paragraph" style:parent-style-name="Table_20_Contents">
      <style:text-properties officeooo:rsid="0064a763" officeooo:paragraph-rsid="0064a763" style:language-asian="zh" style:country-asian="CN"/>
    </style:style>
    <style:style style:name="P145" style:family="paragraph" style:parent-style-name="Table_20_Contents">
      <style:text-properties officeooo:rsid="0064a763" officeooo:paragraph-rsid="006caca9" style:language-asian="zh" style:country-asian="CN"/>
    </style:style>
    <style:style style:name="P146" style:family="paragraph" style:parent-style-name="Table_20_Contents">
      <style:text-properties officeooo:paragraph-rsid="007636ec" style:language-asian="zh" style:country-asian="CN"/>
    </style:style>
    <style:style style:name="P147" style:family="paragraph" style:parent-style-name="Table_20_Contents">
      <style:text-properties officeooo:rsid="0067230b" officeooo:paragraph-rsid="0067230b" style:language-asian="zh" style:country-asian="CN"/>
    </style:style>
    <style:style style:name="P148" style:family="paragraph" style:parent-style-name="Table_20_Contents">
      <style:text-properties officeooo:rsid="006e6b2f" officeooo:paragraph-rsid="006e6b2f" style:language-asian="zh" style:country-asian="CN"/>
    </style:style>
    <style:style style:name="P149" style:family="paragraph" style:parent-style-name="Table_20_Contents">
      <style:text-properties officeooo:rsid="00703aeb" officeooo:paragraph-rsid="00703aeb" style:language-asian="zh" style:country-asian="CN"/>
    </style:style>
    <style:style style:name="P150" style:family="paragraph" style:parent-style-name="Table_20_Contents">
      <style:text-properties officeooo:rsid="007a90e6" officeooo:paragraph-rsid="007a90e6" style:language-asian="zh" style:country-asian="CN"/>
    </style:style>
    <style:style style:name="P151" style:family="paragraph" style:parent-style-name="Table_20_Contents">
      <style:text-properties officeooo:rsid="007bc365" officeooo:paragraph-rsid="007c554f" style:language-asian="zh" style:country-asian="CN"/>
    </style:style>
    <style:style style:name="P152" style:family="paragraph" style:parent-style-name="Table_20_Contents">
      <style:text-properties officeooo:rsid="00929c14" officeooo:paragraph-rsid="00929c14" style:language-asian="zh" style:country-asian="CN"/>
    </style:style>
    <style:style style:name="P153" style:family="paragraph" style:parent-style-name="Table_20_Contents">
      <style:text-properties officeooo:rsid="00896459" officeooo:paragraph-rsid="00896459" style:language-asian="zh" style:country-asian="CN"/>
    </style:style>
    <style:style style:name="P154" style:family="paragraph" style:parent-style-name="Table_20_Contents">
      <style:text-properties officeooo:rsid="00896459" officeooo:paragraph-rsid="008e2855" style:language-asian="zh" style:country-asian="CN"/>
    </style:style>
    <style:style style:name="P155" style:family="paragraph" style:parent-style-name="Table_20_Contents">
      <style:text-properties officeooo:rsid="008a7634" officeooo:paragraph-rsid="008a7634" style:language-asian="zh" style:country-asian="CN"/>
    </style:style>
    <style:style style:name="P156" style:family="paragraph" style:parent-style-name="Table_20_Contents">
      <style:text-properties officeooo:rsid="008a7634" officeooo:paragraph-rsid="008e2855" style:language-asian="zh" style:country-asian="CN"/>
    </style:style>
    <style:style style:name="P157" style:family="paragraph" style:parent-style-name="Table_20_Contents">
      <style:text-properties officeooo:rsid="008bf08c" officeooo:paragraph-rsid="008bf08c" style:language-asian="zh" style:country-asian="CN"/>
    </style:style>
    <style:style style:name="P158" style:family="paragraph" style:parent-style-name="Table_20_Contents">
      <style:text-properties officeooo:rsid="008bf08c" officeooo:paragraph-rsid="008e2855" style:language-asian="zh" style:country-asian="CN"/>
    </style:style>
    <style:style style:name="P159" style:family="paragraph" style:parent-style-name="Table_20_Contents">
      <style:text-properties officeooo:rsid="009c06ba" officeooo:paragraph-rsid="009c06ba" style:language-asian="zh" style:country-asian="CN"/>
    </style:style>
    <style:style style:name="P160" style:family="paragraph" style:parent-style-name="Table_20_Contents">
      <style:text-properties officeooo:rsid="009d08fe" officeooo:paragraph-rsid="009d08fe" style:language-asian="zh" style:country-asian="CN"/>
    </style:style>
    <style:style style:name="P161" style:family="paragraph" style:parent-style-name="Table_20_Contents">
      <style:text-properties officeooo:rsid="009d08fe" officeooo:paragraph-rsid="00a01093" style:language-asian="zh" style:country-asian="CN"/>
    </style:style>
    <style:style style:name="P162" style:family="paragraph" style:parent-style-name="Table_20_Contents">
      <style:text-properties officeooo:rsid="009d08fe" officeooo:paragraph-rsid="00aa0001" style:language-asian="zh" style:country-asian="CN"/>
    </style:style>
    <style:style style:name="P163" style:family="paragraph" style:parent-style-name="Table_20_Contents">
      <style:text-properties officeooo:rsid="00a014da" officeooo:paragraph-rsid="00a014da" style:language-asian="zh" style:country-asian="CN"/>
    </style:style>
    <style:style style:name="P164" style:family="paragraph" style:parent-style-name="Table_20_Contents">
      <style:text-properties officeooo:rsid="00a0c666" officeooo:paragraph-rsid="00a0c666" style:language-asian="zh" style:country-asian="CN"/>
    </style:style>
    <style:style style:name="P165" style:family="paragraph" style:parent-style-name="Table_20_Contents">
      <style:text-properties officeooo:rsid="00a18acd" officeooo:paragraph-rsid="00a18acd" style:language-asian="zh" style:country-asian="CN"/>
    </style:style>
    <style:style style:name="P166" style:family="paragraph" style:parent-style-name="Table_20_Contents">
      <style:text-properties officeooo:rsid="00a4fe3f" officeooo:paragraph-rsid="00a4fe3f" style:language-asian="zh" style:country-asian="CN"/>
    </style:style>
    <style:style style:name="P167" style:family="paragraph" style:parent-style-name="Table_20_Contents">
      <style:text-properties officeooo:rsid="00a7e7d6" officeooo:paragraph-rsid="00a4fe3f" style:language-asian="zh" style:country-asian="CN"/>
    </style:style>
    <style:style style:name="P168" style:family="paragraph" style:parent-style-name="Table_20_Contents">
      <style:text-properties officeooo:rsid="00a9fcdd" officeooo:paragraph-rsid="00a9fcdd" style:language-asian="zh" style:country-asian="CN"/>
    </style:style>
    <style:style style:name="P169" style:family="paragraph" style:parent-style-name="Table_20_Contents">
      <style:text-properties officeooo:rsid="00aa0001" officeooo:paragraph-rsid="00aa0001" style:language-asian="zh" style:country-asian="CN"/>
    </style:style>
    <style:style style:name="P170" style:family="paragraph" style:parent-style-name="Table_20_Contents">
      <style:text-properties officeooo:rsid="00abbe1c" officeooo:paragraph-rsid="00abbe1c" style:language-asian="zh" style:country-asian="CN"/>
    </style:style>
    <style:style style:name="P171" style:family="paragraph" style:parent-style-name="Table_20_Contents">
      <style:text-properties officeooo:paragraph-rsid="001affd0"/>
    </style:style>
    <style:style style:name="P172" style:family="paragraph" style:parent-style-name="Table_20_Contents">
      <style:text-properties officeooo:paragraph-rsid="001bbc48"/>
    </style:style>
    <style:style style:name="P173" style:family="paragraph" style:parent-style-name="Table_20_Contents">
      <style:text-properties officeooo:paragraph-rsid="0021c5cd"/>
    </style:style>
    <style:style style:name="P174" style:family="paragraph" style:parent-style-name="Table_20_Contents">
      <style:text-properties officeooo:paragraph-rsid="00317716"/>
    </style:style>
    <style:style style:name="P175" style:family="paragraph" style:parent-style-name="Table_20_Contents">
      <style:text-properties officeooo:paragraph-rsid="003b2e06"/>
    </style:style>
    <style:style style:name="P176" style:family="paragraph" style:parent-style-name="Table_20_Contents">
      <style:text-properties officeooo:paragraph-rsid="0046a6fb"/>
    </style:style>
    <style:style style:name="P177" style:family="paragraph" style:parent-style-name="Table_20_Contents">
      <style:text-properties officeooo:paragraph-rsid="00513fc6"/>
    </style:style>
    <style:style style:name="P178" style:family="paragraph" style:parent-style-name="Table_20_Contents">
      <style:text-properties officeooo:paragraph-rsid="0064a763"/>
    </style:style>
    <style:style style:name="P179" style:family="paragraph" style:parent-style-name="Table_20_Contents">
      <style:text-properties officeooo:paragraph-rsid="007dddd4"/>
    </style:style>
    <style:style style:name="P180" style:family="paragraph" style:parent-style-name="Table_20_Contents">
      <style:text-properties officeooo:paragraph-rsid="008936f9"/>
    </style:style>
    <style:style style:name="P181" style:family="paragraph" style:parent-style-name="Table_20_Contents">
      <style:text-properties officeooo:paragraph-rsid="008e2855"/>
    </style:style>
    <style:style style:name="P182" style:family="paragraph" style:parent-style-name="Table_20_Contents">
      <style:text-properties officeooo:paragraph-rsid="00a01093"/>
    </style:style>
    <style:style style:name="P183" style:family="paragraph" style:parent-style-name="Table_20_Contents">
      <style:text-properties officeooo:paragraph-rsid="00aa0001"/>
    </style:style>
    <style:style style:name="P184" style:family="paragraph" style:parent-style-name="Standard">
      <style:text-properties officeooo:paragraph-rsid="00c5de2f"/>
    </style:style>
    <style:style style:name="P185" style:family="paragraph" style:parent-style-name="Standard">
      <style:text-properties officeooo:paragraph-rsid="00d20e41"/>
    </style:style>
    <style:style style:name="P186" style:family="paragraph" style:parent-style-name="Standard">
      <style:text-properties officeooo:paragraph-rsid="00dc56ed"/>
    </style:style>
    <style:style style:name="P187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188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189" style:family="paragraph" style:parent-style-name="Default_20_Text">
      <style:text-properties officeooo:rsid="00bbb45d" officeooo:paragraph-rsid="00bebeb5" style:language-asian="zh" style:country-asian="CN"/>
    </style:style>
    <style:style style:name="P190" style:family="paragraph" style:parent-style-name="Default_20_Text">
      <style:text-properties officeooo:paragraph-rsid="00dc56ed"/>
    </style:style>
    <style:style style:name="P191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192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193" style:family="paragraph" style:parent-style-name="Table_20_Contents">
      <style:text-properties officeooo:rsid="0018eec5" officeooo:paragraph-rsid="00317716" style:language-asian="zh" style:country-asian="CN"/>
    </style:style>
    <style:style style:name="P194" style:family="paragraph" style:parent-style-name="Table_20_Contents">
      <style:text-properties officeooo:rsid="0018eec5" officeooo:paragraph-rsid="00c5de2f" style:language-asian="zh" style:country-asian="CN"/>
    </style:style>
    <style:style style:name="P195" style:family="paragraph" style:parent-style-name="Table_20_Contents">
      <style:text-properties officeooo:rsid="0018eec5" officeooo:paragraph-rsid="00d20e41" style:language-asian="zh" style:country-asian="CN"/>
    </style:style>
    <style:style style:name="P196" style:family="paragraph" style:parent-style-name="Table_20_Contents">
      <style:text-properties officeooo:rsid="0018eec5" officeooo:paragraph-rsid="00dc56ed" style:language-asian="zh" style:country-asian="CN"/>
    </style:style>
    <style:style style:name="P197" style:family="paragraph" style:parent-style-name="Table_20_Contents">
      <style:text-properties officeooo:rsid="0018eec5" officeooo:paragraph-rsid="0021c5cd" style:language-asian="zh" style:country-asian="CN"/>
    </style:style>
    <style:style style:name="P198" style:family="paragraph" style:parent-style-name="Table_20_Contents">
      <style:text-properties officeooo:rsid="002966d2" officeooo:paragraph-rsid="00c16492" style:language-asian="zh" style:country-asian="CN"/>
    </style:style>
    <style:style style:name="P199" style:family="paragraph" style:parent-style-name="Table_20_Contents">
      <style:text-properties officeooo:rsid="002966d2" officeooo:paragraph-rsid="00c30fbb" style:language-asian="zh" style:country-asian="CN"/>
    </style:style>
    <style:style style:name="P200" style:family="paragraph" style:parent-style-name="Table_20_Contents">
      <style:text-properties officeooo:paragraph-rsid="00c16492" style:language-asian="zh" style:country-asian="CN"/>
    </style:style>
    <style:style style:name="P201" style:family="paragraph" style:parent-style-name="Table_20_Contents">
      <style:text-properties officeooo:paragraph-rsid="00c30fbb" style:language-asian="zh" style:country-asian="CN"/>
    </style:style>
    <style:style style:name="P202" style:family="paragraph" style:parent-style-name="Table_20_Contents">
      <style:text-properties officeooo:rsid="0019230d" officeooo:paragraph-rsid="00c5de2f" style:language-asian="zh" style:country-asian="CN"/>
    </style:style>
    <style:style style:name="P203" style:family="paragraph" style:parent-style-name="Table_20_Contents">
      <style:text-properties officeooo:rsid="0019230d" officeooo:paragraph-rsid="00d20e41" style:language-asian="zh" style:country-asian="CN"/>
    </style:style>
    <style:style style:name="P204" style:family="paragraph" style:parent-style-name="Table_20_Contents">
      <style:text-properties officeooo:rsid="0019230d" officeooo:paragraph-rsid="00dc56ed" style:language-asian="zh" style:country-asian="CN"/>
    </style:style>
    <style:style style:name="P205" style:family="paragraph" style:parent-style-name="Table_20_Contents">
      <style:text-properties officeooo:rsid="0019230d" officeooo:paragraph-rsid="0021c5cd" style:language-asian="zh" style:country-asian="CN"/>
    </style:style>
    <style:style style:name="P206" style:family="paragraph" style:parent-style-name="Table_20_Contents">
      <style:text-properties officeooo:rsid="0048d2b2" officeooo:paragraph-rsid="00c5de2f" style:language-asian="zh" style:country-asian="CN"/>
    </style:style>
    <style:style style:name="P207" style:family="paragraph" style:parent-style-name="Table_20_Contents">
      <style:text-properties officeooo:rsid="002e7b51" officeooo:paragraph-rsid="00ccbae9" style:language-asian="zh" style:country-asian="CN"/>
    </style:style>
    <style:style style:name="P208" style:family="paragraph" style:parent-style-name="Table_20_Contents">
      <style:text-properties officeooo:rsid="002cb8a8" officeooo:paragraph-rsid="00c5de2f" style:language-asian="zh" style:country-asian="CN"/>
    </style:style>
    <style:style style:name="P209" style:family="paragraph" style:parent-style-name="Table_20_Contents">
      <style:text-properties officeooo:rsid="002cb8a8" officeooo:paragraph-rsid="00ced415" style:language-asian="zh" style:country-asian="CN"/>
    </style:style>
    <style:style style:name="P210" style:family="paragraph" style:parent-style-name="Table_20_Contents">
      <style:text-properties officeooo:rsid="002cb8a8" officeooo:paragraph-rsid="00d20e41" style:language-asian="zh" style:country-asian="CN"/>
    </style:style>
    <style:style style:name="P211" style:family="paragraph" style:parent-style-name="Table_20_Contents">
      <style:text-properties officeooo:rsid="002cb8a8" officeooo:paragraph-rsid="00dc56ed" style:language-asian="zh" style:country-asian="CN"/>
    </style:style>
    <style:style style:name="P212" style:family="paragraph" style:parent-style-name="Table_20_Contents">
      <style:text-properties officeooo:rsid="002cb8a8" officeooo:paragraph-rsid="00e019eb" style:language-asian="zh" style:country-asian="CN"/>
    </style:style>
    <style:style style:name="P213" style:family="paragraph" style:parent-style-name="Table_20_Contents">
      <style:text-properties officeooo:rsid="002cb8a8" officeooo:paragraph-rsid="00e2a9a1" style:language-asian="zh" style:country-asian="CN"/>
    </style:style>
    <style:style style:name="P214" style:family="paragraph" style:parent-style-name="Table_20_Contents">
      <style:text-properties officeooo:rsid="002cb8a8" officeooo:paragraph-rsid="00e4312a" style:language-asian="zh" style:country-asian="CN"/>
    </style:style>
    <style:style style:name="P215" style:family="paragraph" style:parent-style-name="Table_20_Contents">
      <style:text-properties officeooo:rsid="002cb8a8" officeooo:paragraph-rsid="00e62ea2" style:language-asian="zh" style:country-asian="CN"/>
    </style:style>
    <style:style style:name="P216" style:family="paragraph" style:parent-style-name="Table_20_Contents">
      <style:text-properties officeooo:rsid="003ec560" officeooo:paragraph-rsid="00c5de2f" style:language-asian="zh" style:country-asian="CN"/>
    </style:style>
    <style:style style:name="P217" style:family="paragraph" style:parent-style-name="Table_20_Contents">
      <style:text-properties officeooo:rsid="004af657" officeooo:paragraph-rsid="00c5de2f" style:language-asian="zh" style:country-asian="CN"/>
    </style:style>
    <style:style style:name="P218" style:family="paragraph" style:parent-style-name="Table_20_Contents">
      <style:text-properties officeooo:rsid="0053bfbc" officeooo:paragraph-rsid="00cf7653" style:language-asian="zh" style:country-asian="CN"/>
    </style:style>
    <style:style style:name="P219" style:family="paragraph" style:parent-style-name="Table_20_Contents">
      <style:text-properties officeooo:paragraph-rsid="00c5de2f" style:language-asian="zh" style:country-asian="CN"/>
    </style:style>
    <style:style style:name="P220" style:family="paragraph" style:parent-style-name="Table_20_Contents">
      <style:text-properties officeooo:rsid="001affd0" officeooo:paragraph-rsid="00d30b45" style:language-asian="zh" style:country-asian="CN"/>
    </style:style>
    <style:style style:name="P221" style:family="paragraph" style:parent-style-name="Table_20_Contents">
      <style:text-properties officeooo:rsid="001affd0" officeooo:paragraph-rsid="00de35d8" style:language-asian="zh" style:country-asian="CN"/>
    </style:style>
    <style:style style:name="P222" style:family="paragraph" style:parent-style-name="Table_20_Contents">
      <style:text-properties officeooo:rsid="001fd2fb" officeooo:paragraph-rsid="00d20e41" style:language-asian="zh" style:country-asian="CN"/>
    </style:style>
    <style:style style:name="P223" style:family="paragraph" style:parent-style-name="Table_20_Contents">
      <style:text-properties officeooo:rsid="001fd2fb" officeooo:paragraph-rsid="00dc56ed" style:language-asian="zh" style:country-asian="CN"/>
    </style:style>
    <style:style style:name="P224" style:family="paragraph" style:parent-style-name="Table_20_Contents">
      <style:text-properties officeooo:rsid="0021c5cd" officeooo:paragraph-rsid="00d91c6e" style:language-asian="zh" style:country-asian="CN"/>
    </style:style>
    <style:style style:name="P225" style:family="paragraph" style:parent-style-name="Table_20_Contents">
      <style:text-properties officeooo:rsid="0021c5cd" officeooo:paragraph-rsid="00dc56ed" style:language-asian="zh" style:country-asian="CN"/>
    </style:style>
    <style:style style:name="P226" style:family="paragraph" style:parent-style-name="Table_20_Contents">
      <style:text-properties officeooo:rsid="0021c5cd" officeooo:paragraph-rsid="00eb99af" style:language-asian="zh" style:country-asian="CN"/>
    </style:style>
    <style:style style:name="P227" style:family="paragraph" style:parent-style-name="Table_20_Contents">
      <style:text-properties officeooo:rsid="0021c5cd" officeooo:paragraph-rsid="00ed9498" style:language-asian="zh" style:country-asian="CN"/>
    </style:style>
    <style:style style:name="P228" style:family="paragraph" style:parent-style-name="Table_20_Contents">
      <style:text-properties officeooo:rsid="0021c5cd" officeooo:paragraph-rsid="00f07890" style:language-asian="zh" style:country-asian="CN"/>
    </style:style>
    <style:style style:name="P229" style:family="paragraph" style:parent-style-name="Table_20_Contents">
      <style:text-properties officeooo:paragraph-rsid="00c5de2f"/>
    </style:style>
    <style:style style:name="P230" style:family="paragraph" style:parent-style-name="Table_20_Contents">
      <style:text-properties officeooo:paragraph-rsid="00d20e41"/>
    </style:style>
    <style:style style:name="P231" style:family="paragraph" style:parent-style-name="Table_20_Contents">
      <style:text-properties officeooo:paragraph-rsid="00d5eb65"/>
    </style:style>
    <style:style style:name="P232" style:family="paragraph" style:parent-style-name="Table_20_Contents">
      <style:text-properties officeooo:paragraph-rsid="00dc56ed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19230d"/>
    </style:style>
    <style:style style:name="T32" style:family="text">
      <style:text-properties officeooo:rsid="001affd0"/>
    </style:style>
    <style:style style:name="T33" style:family="text">
      <style:text-properties officeooo:rsid="001c56e6"/>
    </style:style>
    <style:style style:name="T34" style:family="text">
      <style:text-properties officeooo:rsid="001d0512"/>
    </style:style>
    <style:style style:name="T35" style:family="text">
      <style:text-properties officeooo:rsid="001d3420"/>
    </style:style>
    <style:style style:name="T36" style:family="text">
      <style:text-properties officeooo:rsid="0021c5cd"/>
    </style:style>
    <style:style style:name="T37" style:family="text">
      <style:text-properties officeooo:rsid="0023f0c4"/>
    </style:style>
    <style:style style:name="T38" style:family="text">
      <style:text-properties officeooo:rsid="00258360"/>
    </style:style>
    <style:style style:name="T39" style:family="text">
      <style:text-properties officeooo:rsid="00265164"/>
    </style:style>
    <style:style style:name="T40" style:family="text">
      <style:text-properties officeooo:rsid="002966d2"/>
    </style:style>
    <style:style style:name="T41" style:family="text">
      <style:text-properties officeooo:rsid="002bae69"/>
    </style:style>
    <style:style style:name="T42" style:family="text">
      <style:text-properties officeooo:rsid="002ce910"/>
    </style:style>
    <style:style style:name="T43" style:family="text">
      <style:text-properties fo:color="#ff0000" fo:font-weight="bold" officeooo:rsid="002ce910" style:font-weight-asian="bold" style:font-weight-complex="bold"/>
    </style:style>
    <style:style style:name="T44" style:family="text">
      <style:text-properties fo:color="#ff0000" fo:font-weight="bold" officeooo:rsid="0040a2c0" style:font-weight-asian="bold" style:font-weight-complex="bold"/>
    </style:style>
    <style:style style:name="T45" style:family="text">
      <style:text-properties fo:color="#ff0000" fo:font-weight="bold" officeooo:rsid="0043e070" style:font-weight-asian="bold" style:font-weight-complex="bold"/>
    </style:style>
    <style:style style:name="T46" style:family="text">
      <style:text-properties fo:color="#ff0000" fo:font-weight="bold" officeooo:rsid="006882c1" style:font-weight-asian="bold" style:font-weight-complex="bold"/>
    </style:style>
    <style:style style:name="T47" style:family="text">
      <style:text-properties fo:color="#ff0000" fo:font-weight="bold" officeooo:rsid="00836b6f" style:font-weight-asian="bold" style:font-weight-complex="bold"/>
    </style:style>
    <style:style style:name="T48" style:family="text">
      <style:text-properties fo:color="#ff0000" fo:font-weight="bold" officeooo:rsid="00877265" style:font-weight-asian="bold" style:font-weight-complex="bold"/>
    </style:style>
    <style:style style:name="T49" style:family="text">
      <style:text-properties fo:color="#ff0000" fo:font-weight="bold" officeooo:rsid="007f706a" style:font-weight-asian="bold" style:font-weight-complex="bold"/>
    </style:style>
    <style:style style:name="T50" style:family="text">
      <style:text-properties fo:font-weight="bold" officeooo:rsid="0053bfbc" style:font-weight-asian="bold" style:font-weight-complex="bold"/>
    </style:style>
    <style:style style:name="T51" style:family="text">
      <style:text-properties fo:font-weight="bold" officeooo:rsid="005456a9" style:font-weight-asian="bold" style:font-weight-complex="bold"/>
    </style:style>
    <style:style style:name="T52" style:family="text">
      <style:text-properties officeooo:rsid="0033439e"/>
    </style:style>
    <style:style style:name="T53" style:family="text">
      <style:text-properties officeooo:rsid="00381947"/>
    </style:style>
    <style:style style:name="T54" style:family="text">
      <style:text-properties officeooo:rsid="0039e859"/>
    </style:style>
    <style:style style:name="T55" style:family="text">
      <style:text-properties officeooo:rsid="0040a2c0"/>
    </style:style>
    <style:style style:name="T56" style:family="text">
      <style:text-properties officeooo:rsid="00412edb"/>
    </style:style>
    <style:style style:name="T57" style:family="text">
      <style:text-properties officeooo:rsid="0043e070"/>
    </style:style>
    <style:style style:name="T58" style:family="text">
      <style:text-properties officeooo:rsid="004e27cc"/>
    </style:style>
    <style:style style:name="T59" style:family="text">
      <style:text-properties officeooo:rsid="004fe63c"/>
    </style:style>
    <style:style style:name="T60" style:family="text">
      <style:text-properties officeooo:rsid="0051f202"/>
    </style:style>
    <style:style style:name="T61" style:family="text">
      <style:text-properties officeooo:rsid="0053bfbc"/>
    </style:style>
    <style:style style:name="T62" style:family="text">
      <style:text-properties officeooo:rsid="00560be1"/>
    </style:style>
    <style:style style:name="T63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65" style:family="text">
      <style:text-properties officeooo:rsid="005e41ba"/>
    </style:style>
    <style:style style:name="T66" style:family="text">
      <style:text-properties officeooo:rsid="00601fec"/>
    </style:style>
    <style:style style:name="T67" style:family="text">
      <style:text-properties officeooo:rsid="0061ea49"/>
    </style:style>
    <style:style style:name="T68" style:family="text">
      <style:text-properties officeooo:rsid="00635caa"/>
    </style:style>
    <style:style style:name="T69" style:family="text">
      <style:text-properties officeooo:rsid="0064a763"/>
    </style:style>
    <style:style style:name="T70" style:family="text">
      <style:text-properties officeooo:rsid="006642dc"/>
    </style:style>
    <style:style style:name="T71" style:family="text">
      <style:text-properties officeooo:rsid="006882c1"/>
    </style:style>
    <style:style style:name="T72" style:family="text">
      <style:text-properties officeooo:rsid="006caca9"/>
    </style:style>
    <style:style style:name="T73" style:family="text">
      <style:text-properties officeooo:rsid="006e6b2f"/>
    </style:style>
    <style:style style:name="T74" style:family="text">
      <style:text-properties officeooo:rsid="007a90e6"/>
    </style:style>
    <style:style style:name="T75" style:family="text">
      <style:text-properties officeooo:rsid="007e5027"/>
    </style:style>
    <style:style style:name="T76" style:family="text">
      <style:text-properties officeooo:rsid="007f706a"/>
    </style:style>
    <style:style style:name="T77" style:family="text">
      <style:text-properties officeooo:rsid="00810df2"/>
    </style:style>
    <style:style style:name="T78" style:family="text">
      <style:text-properties officeooo:rsid="00847d39"/>
    </style:style>
    <style:style style:name="T79" style:family="text">
      <style:text-properties officeooo:rsid="0085addf"/>
    </style:style>
    <style:style style:name="T80" style:family="text">
      <style:text-properties officeooo:rsid="00872277"/>
    </style:style>
    <style:style style:name="T81" style:family="text">
      <style:text-properties officeooo:rsid="008936f9"/>
    </style:style>
    <style:style style:name="T82" style:family="text">
      <style:text-properties officeooo:rsid="008d357d"/>
    </style:style>
    <style:style style:name="T83" style:family="text">
      <style:text-properties officeooo:rsid="008f1404"/>
    </style:style>
    <style:style style:name="T84" style:family="text">
      <style:text-properties officeooo:rsid="00929c14"/>
    </style:style>
    <style:style style:name="T85" style:family="text">
      <style:text-properties officeooo:rsid="0094df90"/>
    </style:style>
    <style:style style:name="T86" style:family="text">
      <style:text-properties officeooo:rsid="00969fcb"/>
    </style:style>
    <style:style style:name="T87" style:family="text">
      <style:text-properties officeooo:rsid="009d08fe"/>
    </style:style>
    <style:style style:name="T88" style:family="text">
      <style:text-properties officeooo:rsid="009e095c"/>
    </style:style>
    <style:style style:name="T89" style:family="text">
      <style:text-properties officeooo:rsid="009e529e"/>
    </style:style>
    <style:style style:name="T90" style:family="text">
      <style:text-properties officeooo:rsid="00a31d40"/>
    </style:style>
    <style:style style:name="T91" style:family="text">
      <style:text-properties officeooo:rsid="00a4fe3f"/>
    </style:style>
    <style:style style:name="T92" style:family="text">
      <style:text-properties officeooo:rsid="00a696da"/>
    </style:style>
    <style:style style:name="T93" style:family="text">
      <style:text-properties officeooo:rsid="00a7e7d6"/>
    </style:style>
    <style:style style:name="T94" style:family="text">
      <style:text-properties officeooo:rsid="00a9fcdd"/>
    </style:style>
    <style:style style:name="T95" style:family="text">
      <style:text-properties officeooo:rsid="00ae7dbf"/>
    </style:style>
    <style:style style:name="T96" style:family="text">
      <style:text-properties officeooo:rsid="00b054ed"/>
    </style:style>
    <style:style style:name="T97" style:family="text">
      <style:text-properties officeooo:rsid="00b76930"/>
    </style:style>
    <style:style style:name="T98" style:family="text">
      <style:text-properties officeooo:rsid="00b9cb06"/>
    </style:style>
    <style:style style:name="T99" style:family="text">
      <style:text-properties officeooo:rsid="00bbb45d"/>
    </style:style>
    <style:style style:name="T100" style:family="text">
      <style:text-properties officeooo:rsid="00bd4852"/>
    </style:style>
    <style:style style:name="T101" style:family="text">
      <style:text-properties officeooo:rsid="00c0bb10"/>
    </style:style>
    <style:style style:name="T102" style:family="text">
      <style:text-properties officeooo:rsid="00c16492"/>
    </style:style>
    <style:style style:name="T103" style:family="text">
      <style:text-properties officeooo:rsid="00c30fbb"/>
    </style:style>
    <style:style style:name="T104" style:family="text">
      <style:text-properties officeooo:rsid="00c4318e"/>
    </style:style>
    <style:style style:name="T105" style:family="text">
      <style:text-properties officeooo:rsid="00c7cdfb"/>
    </style:style>
    <style:style style:name="T106" style:family="text">
      <style:text-properties officeooo:rsid="00ccbae9"/>
    </style:style>
    <style:style style:name="T107" style:family="text">
      <style:text-properties officeooo:rsid="00ced415"/>
    </style:style>
    <style:style style:name="T108" style:family="text">
      <style:text-properties officeooo:rsid="00cf7653"/>
    </style:style>
    <style:style style:name="T109" style:family="text">
      <style:text-properties officeooo:rsid="00cfa512"/>
    </style:style>
    <style:style style:name="T110" style:family="text">
      <style:text-properties officeooo:rsid="00d18aea"/>
    </style:style>
    <style:style style:name="T111" style:family="text">
      <style:text-properties officeooo:rsid="00d30b45"/>
    </style:style>
    <style:style style:name="T112" style:family="text">
      <style:text-properties officeooo:rsid="00d91c6e"/>
    </style:style>
    <style:style style:name="T113" style:family="text">
      <style:text-properties officeooo:rsid="00d9c4b1"/>
    </style:style>
    <style:style style:name="T114" style:family="text">
      <style:text-properties officeooo:rsid="00de35d8"/>
    </style:style>
    <style:style style:name="T115" style:family="text">
      <style:text-properties officeooo:rsid="00e019eb"/>
    </style:style>
    <style:style style:name="T116" style:family="text">
      <style:text-properties officeooo:rsid="00e2a9a1"/>
    </style:style>
    <style:style style:name="T117" style:family="text">
      <style:text-properties officeooo:rsid="00e34278"/>
    </style:style>
    <style:style style:name="T118" style:family="text">
      <style:text-properties officeooo:rsid="00e4312a"/>
    </style:style>
    <style:style style:name="T119" style:family="text">
      <style:text-properties officeooo:rsid="00e62ea2"/>
    </style:style>
    <style:style style:name="T120" style:family="text">
      <style:text-properties officeooo:rsid="00e6392f"/>
    </style:style>
    <style:style style:name="T121" style:family="text">
      <style:text-properties officeooo:rsid="00e647a1"/>
    </style:style>
    <style:style style:name="T122" style:family="text">
      <style:text-properties officeooo:rsid="00e68646"/>
    </style:style>
    <style:style style:name="T123" style:family="text">
      <style:text-properties officeooo:rsid="00e7aba9"/>
    </style:style>
    <style:style style:name="T124" style:family="text">
      <style:text-properties officeooo:rsid="00e80a1d"/>
    </style:style>
    <style:style style:name="T125" style:family="text">
      <style:text-properties officeooo:rsid="00e9b46d"/>
    </style:style>
    <style:style style:name="T126" style:family="text">
      <style:text-properties officeooo:rsid="00eb99af"/>
    </style:style>
    <style:style style:name="T127" style:family="text">
      <style:text-properties officeooo:rsid="00ebc61d"/>
    </style:style>
    <style:style style:name="T128" style:family="text">
      <style:text-properties officeooo:rsid="00ed9498"/>
    </style:style>
    <style:style style:name="T129" style:family="text">
      <style:text-properties officeooo:rsid="00f07890"/>
    </style:style>
    <style:style style:name="T130" style:family="text">
      <style:text-properties officeooo:rsid="00f22d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3">测试地址</text:span><text:span text:style-name="T24">(即API前缀 </text:span><text:span text:style-name="T25">server</text:span><text:span text:style-name="T24">)</text:span></text:p>
      <text:p text:style-name="P15"><text:a xlink:type="simple" xlink:href="http://115.28.41.123:8080/web"><text:span text:style-name="T62">http://115.28.52.3:8080/web</text:span></text:a></text:p>
      <text:p text:style-name="P16"/>
      <text:p text:style-name="P25">用户登录地址</text:p>
      <text:p text:style-name="P15"><text:a xlink:type="simple" xlink:href="http://115.28.41.123:8080/web/ulogin.html"><text:span text:style-name="T62">http://115.28.52.3:8080/web/ulogin.html</text:span></text:a></text:p>
      <text:p text:style-name="P16">已有账号</text:p>
      <text:p text:style-name="P16">13911111111</text:p>
      <text:p text:style-name="P16">13922222<text:span text:style-name="T70">2</text:span>22</text:p>
      <text:p text:style-name="P16">13912345678</text:p>
      <text:p text:style-name="P16"/>
      <text:p text:style-name="P25">员工登录地址</text:p>
      <text:p text:style-name="P15"><text:a xlink:type="simple" xlink:href="http://115.28.41.123:8080/web/login.html">http://115.28.52.3:8080/web/login.html</text:a> </text:p>
      <text:p text:style-name="P16">已有账号</text:p>
      <text:p text:style-name="P16">admin</text:p>
      <text:p text:style-name="P16">chief/chief1/chief2</text:p>
      <text:p text:style-name="P16">expert/expert1/expert2</text:p>
      <text:p text:style-name="P16">operator/operator1/operator2</text:p>
      <text:p text:style-name="P16"/>
      <text:p text:style-name="P187">所有账号的密码都是 passw0rd <text:s/>注意是数字0不是字母o.</text:p>
      <text:p text:style-name="P16"/>
      <text:p text:style-name="P188">测试卡号</text:p>
      <text:p text:style-name="P18"><text:span text:style-name="T97">1000, 1001......1010 </text:span><text:span text:style-name="T99">共11个</text:span><text:span text:style-name="T101">卡号</text:span><text:span text:style-name="T99">，均为7天卡，</text:span><text:span text:style-name="T100">方便测试</text:span></text:p>
      <text:p text:style-name="P189">如果用完，请联系我从后台添加新卡</text:p>
      <text:p text:style-name="P24"><text:span text:style-name="T97">密码和卡号</text:span><text:span text:style-name="T98">一致</text:span>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API名称</text:p>
          </table:table-cell>
          <table:table-cell table:style-name="Table3.B1" office:value-type="string">
            <text:p text:style-name="P27"><text:span text:style-name="T32">用户</text:span><text:span text:style-name="T33">注册</text:span><text:span text:style-name="T32">接口</text:span></text:p>
          </table:table-cell>
        </table:table-row>
        <table:table-row>
          <table:table-cell table:style-name="Table3.A2" office:value-type="string">
            <text:p text:style-name="P52">地址</text:p>
          </table:table-cell>
          <table:table-cell table:style-name="Table3.B2" office:value-type="string">
            <text:p text:style-name="P172"><text:span text:style-name="T10">{server}</text:span>/<text:span text:style-name="T2">api/user <text:s/></text:span><text:span text:style-name="T63">下面</text:span><text:span text:style-name="T64">API</text:span><text:span text:style-name="T63">省略server</text:span></text:p>
          </table:table-cell>
        </table:table-row>
        <table:table-row>
          <table:table-cell table:style-name="Table3.A2" office:value-type="string">
            <text:p text:style-name="P52">请求方法</text:p>
          </table:table-cell>
          <table:table-cell table:style-name="Table3.B2" office:value-type="string">
            <text:p text:style-name="P52">POST </text:p>
          </table:table-cell>
        </table:table-row>
        <table:table-row>
          <table:table-cell table:style-name="Table3.A2" office:value-type="string">
            <text:p text:style-name="P52">请求Content-Type</text:p>
          </table:table-cell>
          <table:table-cell table:style-name="Table3.B2" office:value-type="string">
            <text:p text:style-name="P37">application/x-www-form-urlencoded</text:p>
          </table:table-cell>
        </table:table-row>
        <table:table-row>
          <table:table-cell table:style-name="Table3.A2" office:value-type="string">
            <text:p text:style-name="P52">请求参数</text:p>
          </table:table-cell>
          <table:table-cell table:style-name="Table3.B2" office:value-type="string">
            <text:p text:style-name="P27"><text:span text:style-name="T1">username={手机号码}&amp;</text:span><text:span text:style-name="T34">name={</text:span><text:span text:style-name="T65">用户名</text:span><text:span text:style-name="T34">}&amp;</text:span><text:span text:style-name="T1">password={password}</text:span></text:p>
            <text:p text:style-name="P67">均为必填项</text:p>
          </table:table-cell>
        </table:table-row>
        <table:table-row>
          <table:table-cell table:style-name="Table3.A2" office:value-type="string">
            <text:p text:style-name="P27"><text:span text:style-name="T35">添加成功</text:span><text:span text:style-name="T1">状态码</text:span></text:p>
          </table:table-cell>
          <table:table-cell table:style-name="Table3.B2" office:value-type="string">
            <text:p text:style-name="P27"><text:span text:style-name="T1">20</text:span><text:span text:style-name="T35">1</text:span></text:p>
          </table:table-cell>
        </table:table-row>
        <table:table-row>
          <table:table-cell table:style-name="Table3.A2" office:value-type="string">
            <text:p text:style-name="P68">添加失败状态码</text:p>
          </table:table-cell>
          <table:table-cell table:style-name="Table3.B2" office:value-type="string">
            <text:p text:style-name="P69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API名称</text:p>
          </table:table-cell>
          <table:table-cell table:style-name="Table1.B1" office:value-type="string">
            <text:p text:style-name="P38">用户登录接口</text:p>
          </table:table-cell>
        </table:table-row>
        <table:table-row>
          <table:table-cell table:style-name="Table1.A2" office:value-type="string">
            <text:p text:style-name="P53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53">请求方法</text:p>
          </table:table-cell>
          <table:table-cell table:style-name="Table1.B2" office:value-type="string">
            <text:p text:style-name="P53">POST </text:p>
          </table:table-cell>
        </table:table-row>
        <table:table-row>
          <table:table-cell table:style-name="Table1.A2" office:value-type="string">
            <text:p text:style-name="P53">请求Content-Type</text:p>
          </table:table-cell>
          <table:table-cell table:style-name="Table1.B2" office:value-type="string">
            <text:p text:style-name="P38">application/x-www-form-urlencoded</text:p>
          </table:table-cell>
        </table:table-row>
        <table:table-row>
          <table:table-cell table:style-name="Table1.A2" office:value-type="string">
            <text:p text:style-name="P53">请求参数</text:p>
          </table:table-cell>
          <table:table-cell table:style-name="Table1.B2" office:value-type="string">
            <text:p text:style-name="P53">username={手机号码}&amp;password={password}</text:p>
          </table:table-cell>
        </table:table-row>
        <table:table-row>
          <table:table-cell table:style-name="Table1.A2" office:value-type="string">
            <text:p text:style-name="P53">验证通过状态码</text:p>
          </table:table-cell>
          <table:table-cell table:style-name="Table1.B2" office:value-type="string">
            <text:p text:style-name="P53">200</text:p>
          </table:table-cell>
        </table:table-row>
        <table:table-row>
          <table:table-cell table:style-name="Table1.A2" office:value-type="string">
            <text:p text:style-name="P70">响应Content-Type</text:p>
          </table:table-cell>
          <table:table-cell table:style-name="Table1.B2" office:value-type="string">
            <text:p text:style-name="P70">application/json</text:p>
          </table:table-cell>
        </table:table-row>
        <table:table-row>
          <table:table-cell table:style-name="Table1.A2" office:value-type="string">
            <text:p text:style-name="P72">响应内容</text:p>
          </table:table-cell>
          <table:table-cell table:style-name="Table1.B2" office:value-type="string">
            <text:p text:style-name="P72">{</text:p>
            <text:p text:style-name="P147"><text:soft-page-break/>userId: {userId}</text:p>
            <text:p text:style-name="P30"><text:span text:style-name="T41">token: </text:span><text:span text:style-name="T42">{token} <text:s/></text:span><text:span text:style-name="T43">// 以下所有的API方法都需在请求头里面带此token</text:span></text:p>
            <text:p text:style-name="P72">}</text:p>
          </table:table-cell>
        </table:table-row>
        <table:table-row>
          <table:table-cell table:style-name="Table1.A2" office:value-type="string">
            <text:p text:style-name="P53">验证未通过状态码</text:p>
          </table:table-cell>
          <table:table-cell table:style-name="Table1.B2" office:value-type="string">
            <text:p text:style-name="P53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03">API名称</text:p>
          </table:table-cell>
          <table:table-cell table:style-name="Table17.B1" office:value-type="string">
            <text:p text:style-name="P220"><text:span text:style-name="T111">发送验证码接口</text:span></text:p>
          </table:table-cell>
        </table:table-row>
        <table:table-row>
          <table:table-cell table:style-name="Table17.A2" office:value-type="string">
            <text:p text:style-name="P195">地址</text:p>
          </table:table-cell>
          <table:table-cell table:style-name="Table17.B2" office:value-type="string">
            <text:p text:style-name="P230">/<text:span text:style-name="T2">api/use</text:span><text:span text:style-name="T29">r/password/retake?email={email} </text:span><text:span text:style-name="T30">或</text:span></text:p>
            <text:p text:style-name="P231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210">请求方法</text:p>
          </table:table-cell>
          <table:table-cell table:style-name="Table17.B2" office:value-type="string">
            <text:p text:style-name="P210">GET</text:p>
          </table:table-cell>
        </table:table-row>
        <table:table-row>
          <table:table-cell table:style-name="Table17.A2" office:value-type="string">
            <text:p text:style-name="P222">响应内容</text:p>
          </table:table-cell>
          <table:table-cell table:style-name="Table17.B2" office:value-type="string">
            <text:p text:style-name="P224"><text:span text:style-name="T112">200 已发送</text:span></text:p>
            <text:p text:style-name="P224"><text:span text:style-name="T112">400 没带email或者mobile</text:span></text:p>
            <text:p text:style-name="P224"><text:span text:style-name="T112">404 无此账号</text:span></text:p>
            <text:p text:style-name="P224"><text:span text:style-name="T112">500 服务器异常</text:span><text:span text:style-name="T113">或接口异常</text:span></text:p>
          </table:table-cell>
        </table:table-row>
      </table:table>
      <text:p text:style-name="P185"/>
      <text:p text:style-name="P19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4">API名称</text:p>
          </table:table-cell>
          <table:table-cell table:style-name="Table18.B1" office:value-type="string">
            <text:p text:style-name="P221"><text:span text:style-name="T114">重置密码</text:span></text:p>
          </table:table-cell>
        </table:table-row>
        <table:table-row>
          <table:table-cell table:style-name="Table18.A2" office:value-type="string">
            <text:p text:style-name="P196">地址</text:p>
          </table:table-cell>
          <table:table-cell table:style-name="Table18.B2" office:value-type="string">
            <text:p text:style-name="P232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211">请求方法</text:p>
          </table:table-cell>
          <table:table-cell table:style-name="Table18.B2" office:value-type="string">
            <text:p text:style-name="P212"><text:span text:style-name="T115">POST</text:span></text:p>
          </table:table-cell>
        </table:table-row>
        <table:table-row>
          <table:table-cell table:style-name="Table18.A2" office:value-type="string">
            <text:p text:style-name="P55">请求Content-Type</text:p>
          </table:table-cell>
          <table:table-cell table:style-name="Table18.B2" office:value-type="string">
            <text:p text:style-name="P40">application/x-www-form-urlencoded</text:p>
          </table:table-cell>
        </table:table-row>
        <table:table-row>
          <table:table-cell table:style-name="Table18.A2" office:value-type="string">
            <text:p text:style-name="P211">请求<text:span text:style-name="T117">参数</text:span></text:p>
          </table:table-cell>
          <table:table-cell table:style-name="Table18.B2" office:value-type="string">
            <text:p text:style-name="P214"><text:span text:style-name="T118">{</text:span></text:p>
            <text:p text:style-name="P214"><text:span text:style-name="T118">email: {email},</text:span></text:p>
            <text:p text:style-name="P214"><text:span text:style-name="T118">code: {code}, // 验证码</text:span></text:p>
            <text:p text:style-name="P214"><text:span text:style-name="T118">newPassword: {password}</text:span></text:p>
            <text:p text:style-name="P214"><text:span text:style-name="T118">}</text:span></text:p>
            <text:p text:style-name="P215"><text:span text:style-name="T119">或</text:span></text:p>
            <text:p text:style-name="P215"><text:span text:style-name="T118">{</text:span></text:p>
            <text:p text:style-name="P215"><text:span text:style-name="T121">mobile</text:span><text:span text:style-name="T118">: {</text:span><text:span text:style-name="T122">mobile</text:span><text:span text:style-name="T118">},</text:span></text:p>
            <text:p text:style-name="P215"><text:span text:style-name="T118">code: {code}, // 验证码</text:span></text:p>
            <text:p text:style-name="P215"><text:span text:style-name="T118">newPassword: {password}</text:span></text:p>
            <text:p text:style-name="P215"><text:span text:style-name="T118">}</text:span></text:p>
          </table:table-cell>
        </table:table-row>
        <table:table-row>
          <table:table-cell table:style-name="Table18.A2" office:value-type="string">
            <text:p text:style-name="P223">响应内容</text:p>
          </table:table-cell>
          <table:table-cell table:style-name="Table18.B2" office:value-type="string">
            <text:p text:style-name="P192"><text:span text:style-name="T112">200 </text:span><text:span text:style-name="T123">重置成功</text:span></text:p>
            <text:p text:style-name="P225"><text:span text:style-name="T112">400 </text:span><text:span text:style-name="T123">参数不全</text:span></text:p>
            <text:p text:style-name="P227"><text:span text:style-name="T128">404 </text:span><text:span text:style-name="T130">账号</text:span><text:span text:style-name="T128">不存在</text:span></text:p>
            <text:p text:style-name="P225"><text:span text:style-name="T112">500 服务器异常</text:span><text:span text:style-name="T125">，</text:span><text:span text:style-name="T127">有</text:span><text:span text:style-name="T125">如下原因</text:span></text:p>
            <text:p text:style-name="P226"><text:span text:style-name="T126"/></text:p>
            <text:p text:style-name="P228"><text:span text:style-name="T129">exception.user.retakePassword.expried 过24小时</text:span></text:p>
            <text:p text:style-name="P228"><text:span text:style-name="T129">exception.user.retakePassword.code.max.try 输错达3次</text:span></text:p>
            <text:p text:style-name="P228"><text:span text:style-name="T129">exception.user.retakePassword.code.not.equal 验证码错误</text:span></text:p>
            <text:p text:style-name="P225"><text:span text:style-name="T125"/></text:p>
          </table:table-cell>
        </table:table-row>
      </table:table>
      <text:p text:style-name="P186"/>
      <text:p text:style-name="P18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API名称</text:p>
          </table:table-cell>
          <table:table-cell table:style-name="Table2.B1" office:value-type="string">
            <text:p text:style-name="P73">获取用户资料接口</text:p>
          </table:table-cell>
        </table:table-row>
        <table:table-row>
          <table:table-cell table:style-name="Table2.A2" office:value-type="string">
            <text:p text:style-name="P54">地址</text:p>
          </table:table-cell>
          <table:table-cell table:style-name="Table2.B2" office:value-type="string">
            <text:p text:style-name="P171">/<text:span text:style-name="T2">api/user</text:span><text:span text:style-name="T3">?username={手机号码} 或者</text:span></text:p>
            <text:p text:style-name="P71"><text:soft-page-break/>/api/user?mobile={手机号码} </text:p>
            <text:p text:style-name="P71">/<text:span text:style-name="T71">api/user/{userId} </text:span><text:span text:style-name="T46">// </text:span><text:span text:style-name="T47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74">请求方法</text:p>
          </table:table-cell>
          <table:table-cell table:style-name="Table2.B2" office:value-type="string">
            <text:p text:style-name="P74">GET</text:p>
          </table:table-cell>
        </table:table-row>
        <table:table-row>
          <table:table-cell table:style-name="Table2.A2" office:value-type="string">
            <text:p text:style-name="P74">请求头</text:p>
          </table:table-cell>
          <table:table-cell table:style-name="Table2.B2" office:value-type="string">
            <text:p text:style-name="P74">Authorization: {token}</text:p>
          </table:table-cell>
        </table:table-row>
        <table:table-row>
          <table:table-cell table:style-name="Table2.A2" office:value-type="string">
            <text:p text:style-name="P70">响应Content-Type</text:p>
          </table:table-cell>
          <table:table-cell table:style-name="Table2.B2" office:value-type="string">
            <text:p text:style-name="P70">application/json</text:p>
          </table:table-cell>
        </table:table-row>
        <table:table-row>
          <table:table-cell table:style-name="Table2.A2" office:value-type="string">
            <text:p text:style-name="P86">响应内容</text:p>
          </table:table-cell>
          <table:table-cell table:style-name="Table2.B2" office:value-type="string">
            <text:p text:style-name="P87">"total": 1,</text:p>
            <text:p text:style-name="P87">"max": 15,</text:p>
            <text:p text:style-name="P87">"curPage": 1,</text:p>
            <text:p text:style-name="P87">"pageCount": 1,</text:p>
            <text:p text:style-name="P87">"pageable": true,</text:p>
            <text:p text:style-name="P87">"datas": [{</text:p>
            <text:p text:style-name="P87"><text:s text:c="4"/>"id": 1, <text:s/>// 用户标识</text:p>
            <text:p text:style-name="P87"><text:s text:c="4"/>"mobile": "13911111111",</text:p>
            <text:p text:style-name="P87"><text:s text:c="4"/>"name": "测试用户1",</text:p>
            <text:p text:style-name="P87"><text:s text:c="4"/>"username": "13911111111",</text:p>
            <text:p text:style-name="P87"><text:s text:c="4"/>"type": "SIMPLE", </text:p>
            <text:p text:style-name="P28"><text:span text:style-name="T36"><text:s text:c="4"/>"birthday": "1983-06-04", // 生日 </text:span><text:span text:style-name="T38">需APK支持更改</text:span></text:p>
            <text:p text:style-name="P29"><text:span text:style-name="T36"><text:s text:c="4"/>"address": "地址1", // 住址</text:span><text:span text:style-name="T38">需APK支持更改</text:span></text:p>
            <text:p text:style-name="P29"><text:span text:style-name="T36"><text:s text:c="4"/>"stature": 1.72, // 身高</text:span><text:span text:style-name="T38">需APK支持更改</text:span></text:p>
            <text:p text:style-name="P29"><text:span text:style-name="T36"><text:s text:c="4"/>"weight": 72.0, // 体重 </text:span><text:span text:style-name="T38">需APK支持更改</text:span></text:p>
            <text:p text:style-name="P29"><text:span text:style-name="T36"><text:s text:c="4"/>"idCard": "430203198502011218", // 身份证 </text:span><text:span text:style-name="T38">需APK支持更改</text:span></text:p>
            <text:p text:style-name="P29"><text:span text:style-name="T36"><text:s text:c="4"/>"gender": 1, // 性别 0 女 1男</text:span><text:span text:style-name="T38">需APK支持更改</text:span></text:p>
            <text:p text:style-name="P29"><text:span text:style-name="T36"><text:s text:c="4"/>"city": "", // 所在城市</text:span><text:span text:style-name="T38">需APK支持更改</text:span></text:p>
            <text:p text:style-name="P29"><text:span text:style-name="T36"><text:s text:c="4"/>"emContact1": "", // 紧急联系人1 </text:span><text:span text:style-name="T38">需APK支持更改</text:span></text:p>
            <text:p text:style-name="P29"><text:span text:style-name="T36"><text:s text:c="4"/>"emContact1Tel": "", // 紧急联系人1 电话 </text:span><text:span text:style-name="T38">需APK支持更改</text:span></text:p>
            <text:p text:style-name="P29"><text:span text:style-name="T36"><text:s text:c="4"/>"emContact2": "", // 紧急联系人2 </text:span><text:span text:style-name="T38">需APK支持更改</text:span></text:p>
            <text:p text:style-name="P29"><text:span text:style-name="T36"><text:s text:c="4"/>"emContact2Tel": "", // 紧急联系人2 电话 </text:span><text:span text:style-name="T38">需APK支持更改</text:span></text:p>
            <text:p text:style-name="P29"><text:span text:style-name="T36"><text:s text:c="4"/>"badHabits": "", // 不良嗜好 </text:span><text:span text:style-name="T38">需APK支持更改</text:span></text:p>
            <text:p text:style-name="P29"><text:span text:style-name="T36"><text:s text:c="4"/>"anamnesis": "", // 病史 </text:span><text:span text:style-name="T38">需APK支持更改</text:span></text:p>
            <text:p text:style-name="P28"><text:span text:style-name="T36"><text:s text:c="4"/>"createdDate": "2012-06-04 01:00:00", // 注册</text:span><text:span text:style-name="T39">时间</text:span></text:p>
            <text:p text:style-name="P87"><text:s text:c="4"/>"lastUpdated": "2012-06-04 01:00:00",</text:p>
            <text:p text:style-name="P87"><text:s text:c="4"/>"remark": "", </text:p>
            <text:p text:style-name="P87"><text:s text:c="4"/>"isFree": true,</text:p>
            <text:p text:style-name="P87"><text:s text:c="4"/>"version": 1,</text:p>
            <text:p text:style-name="P87"><text:s text:c="4"/>"mobilePrefix": "1111"</text:p>
            <text:p text:style-name="P87">}],</text:p>
            <text:p text:style-name="P87">"offset": 0</text:p>
            <text:p text:style-name="P87">}</text:p>
          </table:table-cell>
        </table:table-row>
      </table:table>
      <text:p text:style-name="P14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API名称</text:p>
          </table:table-cell>
          <table:table-cell table:style-name="Table4.B1" office:value-type="string">
            <text:p text:style-name="P28"><text:span text:style-name="T31">用户</text:span><text:span text:style-name="T36">修改个人资料接口</text:span></text:p>
          </table:table-cell>
        </table:table-row>
        <table:table-row>
          <table:table-cell table:style-name="Table4.A2" office:value-type="string">
            <text:p text:style-name="P55">地址</text:p>
          </table:table-cell>
          <table:table-cell table:style-name="Table4.B2" office:value-type="string">
            <text:p text:style-name="P173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55">请求方法</text:p>
          </table:table-cell>
          <table:table-cell table:style-name="Table4.B2" office:value-type="string">
            <text:p text:style-name="P28"><text:span text:style-name="T66">PUT</text:span><text:span text:style-name="T1"> </text:span></text:p>
          </table:table-cell>
        </table:table-row>
        <table:table-row>
          <table:table-cell table:style-name="Table4.A2" office:value-type="string">
            <text:p text:style-name="P55">请求Content-Type</text:p>
          </table:table-cell>
          <table:table-cell table:style-name="Table4.B2" office:value-type="string">
            <text:p text:style-name="P40">application/x-www-form-urlencoded</text:p>
          </table:table-cell>
        </table:table-row>
        <table:table-row>
          <table:table-cell table:style-name="Table4.A2" office:value-type="string">
            <text:p text:style-name="P88">请求头</text:p>
          </table:table-cell>
          <table:table-cell table:style-name="Table4.B2" office:value-type="string">
            <text:p text:style-name="P74">Authorization: {token}</text:p>
          </table:table-cell>
        </table:table-row>
        <text:soft-page-break/>
        <table:table-row>
          <table:table-cell table:style-name="Table4.A2" office:value-type="string">
            <text:p text:style-name="P55">请求参数</text:p>
          </table:table-cell>
          <table:table-cell table:style-name="Table4.B2" office:value-type="string">
            <text:p text:style-name="P28"><text:span text:style-name="T36">见【</text:span><text:span text:style-name="T32">获取用户资料接口</text:span><text:span text:style-name="T36">】</text:span><text:span text:style-name="T37">注释</text:span></text:p>
          </table:table-cell>
        </table:table-row>
        <table:table-row>
          <table:table-cell table:style-name="Table4.A2" office:value-type="string">
            <text:p text:style-name="P28"><text:span text:style-name="T40">修改</text:span><text:span text:style-name="T1">通过状态码</text:span></text:p>
          </table:table-cell>
          <table:table-cell table:style-name="Table4.B2" office:value-type="string">
            <text:p text:style-name="P55">200</text:p>
          </table:table-cell>
        </table:table-row>
        <table:table-row>
          <table:table-cell table:style-name="Table4.A2" office:value-type="string">
            <text:p text:style-name="P28"><text:span text:style-name="T54">修改失败</text:span><text:span text:style-name="T1">状态码</text:span></text:p>
          </table:table-cell>
          <table:table-cell table:style-name="Table4.B2" office:value-type="string">
            <text:p text:style-name="P28"><text:span text:style-name="T1">40</text:span><text:span text:style-name="T40">3 没有token</text:span></text:p>
            <text:p text:style-name="P100">500 服务器错</text:p>
          </table:table-cell>
        </table:table-row>
      </table:table>
      <text:p text:style-name="P19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API名称</text:p>
          </table:table-cell>
          <table:table-cell table:style-name="Table5.B1" office:value-type="string">
            <text:p text:style-name="P31"><text:span text:style-name="T31">用户</text:span><text:span text:style-name="T36">修改</text:span><text:span text:style-name="T52">密码</text:span></text:p>
          </table:table-cell>
        </table:table-row>
        <table:table-row>
          <table:table-cell table:style-name="Table5.A2" office:value-type="string">
            <text:p text:style-name="P56">地址</text:p>
          </table:table-cell>
          <table:table-cell table:style-name="Table5.B2" office:value-type="string">
            <text:p text:style-name="P174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56">请求方法</text:p>
          </table:table-cell>
          <table:table-cell table:style-name="Table5.B2" office:value-type="string">
            <text:p text:style-name="P31"><text:span text:style-name="T67">PUT</text:span><text:span text:style-name="T1"> </text:span></text:p>
          </table:table-cell>
        </table:table-row>
        <table:table-row>
          <table:table-cell table:style-name="Table5.A2" office:value-type="string">
            <text:p text:style-name="P56">请求Content-Type</text:p>
          </table:table-cell>
          <table:table-cell table:style-name="Table5.B2" office:value-type="string">
            <text:p text:style-name="P41">application/x-www-form-urlencoded</text:p>
          </table:table-cell>
        </table:table-row>
        <table:table-row>
          <table:table-cell table:style-name="Table5.A2" office:value-type="string">
            <text:p text:style-name="P89">请求头</text:p>
          </table:table-cell>
          <table:table-cell table:style-name="Table5.B2" office:value-type="string">
            <text:p text:style-name="P75">Authorization: {token}</text:p>
          </table:table-cell>
        </table:table-row>
        <table:table-row>
          <table:table-cell table:style-name="Table5.A2" office:value-type="string">
            <text:p text:style-name="P56">请求参数</text:p>
          </table:table-cell>
          <table:table-cell table:style-name="Table5.B2" office:value-type="string">
            <text:p text:style-name="P102">oldPassword={oldPassword} &amp; newPassword = {newPassword}</text:p>
          </table:table-cell>
        </table:table-row>
        <table:table-row>
          <table:table-cell table:style-name="Table5.A2" office:value-type="string">
            <text:p text:style-name="P31"><text:span text:style-name="T40">修改</text:span><text:span text:style-name="T1">通过状态码</text:span></text:p>
          </table:table-cell>
          <table:table-cell table:style-name="Table5.B2" office:value-type="string">
            <text:p text:style-name="P56">200</text:p>
          </table:table-cell>
        </table:table-row>
        <table:table-row>
          <table:table-cell table:style-name="Table5.A2" office:value-type="string">
            <text:p text:style-name="P201"><text:span text:style-name="T103">修改通过返回内容</text:span></text:p>
          </table:table-cell>
          <table:table-cell table:style-name="Table5.B2" office:value-type="string">
            <text:p text:style-name="P199"><text:span text:style-name="T103">{token: *****} // 由于token和密码联动，</text:span><text:span text:style-name="T104">更改密码后，token将不同</text:span></text:p>
          </table:table-cell>
        </table:table-row>
        <table:table-row>
          <table:table-cell table:style-name="Table5.A2" office:value-type="string">
            <text:p text:style-name="P201"><text:span text:style-name="T53">修改失败</text:span><text:span text:style-name="T1">状态码</text:span></text:p>
          </table:table-cell>
          <table:table-cell table:style-name="Table5.B2" office:value-type="string">
            <text:p text:style-name="P200"><text:span text:style-name="T1">40</text:span><text:span text:style-name="T40">3 没有token</text:span></text:p>
            <text:p text:style-name="P198">500 <text:span text:style-name="T78">一般都是老密码</text:span><text:span text:style-name="T79">输错</text:span></text:p>
          </table:table-cell>
        </table:table-row>
      </table:table>
      <text:p text:style-name="P20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5">API名称</text:p>
          </table:table-cell>
          <table:table-cell table:style-name="Table9.B1" office:value-type="string">
            <text:p text:style-name="P143"><text:span text:style-name="T31">用户</text:span><text:span text:style-name="T69">上传数据</text:span></text:p>
          </table:table-cell>
        </table:table-row>
        <table:table-row>
          <table:table-cell table:style-name="Table9.A2" office:value-type="string">
            <text:p text:style-name="P60">地址</text:p>
          </table:table-cell>
          <table:table-cell table:style-name="Table9.B2" office:value-type="string">
            <text:p text:style-name="P178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60">请求方法</text:p>
          </table:table-cell>
          <table:table-cell table:style-name="Table9.B2" office:value-type="string">
            <text:p text:style-name="P144">POST</text:p>
          </table:table-cell>
        </table:table-row>
        <table:table-row>
          <table:table-cell table:style-name="Table9.A2" office:value-type="string">
            <text:p text:style-name="P60">请求Content-Type</text:p>
          </table:table-cell>
          <table:table-cell table:style-name="Table9.B2" office:value-type="string">
            <text:p text:style-name="P144">application/x-www-form-urlencoded</text:p>
            <text:p text:style-name="P144">enctype=“multipart/form-data”</text:p>
          </table:table-cell>
        </table:table-row>
        <table:table-row>
          <table:table-cell table:style-name="Table9.A2" office:value-type="string">
            <text:p text:style-name="P93">请求头</text:p>
          </table:table-cell>
          <table:table-cell table:style-name="Table9.B2" office:value-type="string">
            <text:p text:style-name="P79">Authorization: {token}</text:p>
          </table:table-cell>
        </table:table-row>
        <table:table-row>
          <table:table-cell table:style-name="Table9.A2" office:value-type="string">
            <text:p text:style-name="P60">请求参数</text:p>
          </table:table-cell>
          <table:table-cell table:style-name="Table9.B2" office:value-type="string">
            <text:p text:style-name="P144"><text:span text:style-name="T72">f</text:span>ile=*****</text:p>
            <text:p text:style-name="P145"><text:span text:style-name="T72">apkId // </text:span><text:span text:style-name="T73">必填</text:span></text:p>
            <text:p text:style-name="P148">md5 // <text:span text:style-name="T80">必填 可以是假值</text:span></text:p>
            <text:p text:style-name="P149">bodyTemp 体温 非必填</text:p>
            <text:p text:style-name="P149">bloodSugar 血糖 非必填</text:p>
            <text:p text:style-name="P149">medicine 服用药物 非必填</text:p>
          </table:table-cell>
        </table:table-row>
        <table:table-row>
          <table:table-cell table:style-name="Table9.A2" office:value-type="string">
            <text:p text:style-name="P143"><text:span text:style-name="T69">上传成功</text:span><text:span text:style-name="T1">状态码</text:span></text:p>
          </table:table-cell>
          <table:table-cell table:style-name="Table9.B2" office:value-type="string">
            <text:p text:style-name="P60">200</text:p>
          </table:table-cell>
        </table:table-row>
        <table:table-row>
          <table:table-cell table:style-name="Table9.A2" office:value-type="string">
            <text:p text:style-name="P143"><text:span text:style-name="T69">上传失败</text:span><text:span text:style-name="T1">状态码</text:span></text:p>
          </table:table-cell>
          <table:table-cell table:style-name="Table9.B2" office:value-type="string">
            <text:p text:style-name="P143"><text:span text:style-name="T1">40</text:span><text:span text:style-name="T40">3 没有token</text:span></text:p>
            <text:p text:style-name="P101">500 服务器错</text:p>
          </table:table-cell>
        </table:table-row>
      </table:table>
      <text:p text:style-name="P21"/>
      <text:p text:style-name="P2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API名称</text:p>
          </table:table-cell>
          <table:table-cell table:style-name="Table6.B1" office:value-type="string">
            <text:p text:style-name="P103">查看个人体检请求</text:p>
          </table:table-cell>
        </table:table-row>
        <table:table-row>
          <table:table-cell table:style-name="Table6.A2" office:value-type="string">
            <text:p text:style-name="P57">地址</text:p>
          </table:table-cell>
          <table:table-cell table:style-name="Table6.B2" office:value-type="string">
            <text:p text:style-name="P175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57">请求方法</text:p>
          </table:table-cell>
          <table:table-cell table:style-name="Table6.B2" office:value-type="string">
            <text:p text:style-name="P106">GET</text:p>
          </table:table-cell>
        </table:table-row>
        <table:table-row>
          <table:table-cell table:style-name="Table6.A2" office:value-type="string">
            <text:p text:style-name="P90">请求头</text:p>
          </table:table-cell>
          <table:table-cell table:style-name="Table6.B2" office:value-type="string">
            <text:p text:style-name="P76">Authorization: {token}</text:p>
          </table:table-cell>
        </table:table-row>
        <text:soft-page-break/>
        <table:table-row>
          <table:table-cell table:style-name="Table6.A2" office:value-type="string">
            <text:p text:style-name="P152">请求参数</text:p>
          </table:table-cell>
          <table:table-cell table:style-name="Table6.B2" office:value-type="string">
            <text:p text:style-name="P112"><text:span text:style-name="T85">apkId</text:span><text:span text:style-name="T84">:in=1,2,3,4 <text:s/></text:span></text:p>
            <text:p text:style-name="P112"><text:span text:style-name="T86">apkId</text:span><text:span text:style-name="T84">:notIn=1,2,3,4</text:span></text:p>
          </table:table-cell>
        </table:table-row>
        <table:table-row>
          <table:table-cell table:style-name="Table6.A2" office:value-type="string">
            <text:p text:style-name="P107">响应Content-Type</text:p>
          </table:table-cell>
          <table:table-cell table:style-name="Table6.B2" office:value-type="string">
            <text:p text:style-name="P107">application/json</text:p>
          </table:table-cell>
        </table:table-row>
        <table:table-row>
          <table:table-cell table:style-name="Table6.A2" office:value-type="string">
            <text:p text:style-name="P115">响应内容</text:p>
          </table:table-cell>
          <table:table-cell table:style-name="Table6.B2" office:value-type="string">
            <text:p text:style-name="P118">{</text:p>
            <text:p text:style-name="P118"><text:s text:c="4"/>"total": 2,</text:p>
            <text:p text:style-name="P118"><text:s text:c="4"/>"max": 15,</text:p>
            <text:p text:style-name="P118"><text:s text:c="4"/>"curPage": 1,</text:p>
            <text:p text:style-name="P118"><text:s text:c="4"/>"pageCount": 1,</text:p>
            <text:p text:style-name="P118"><text:s text:c="4"/>"pageable": true,</text:p>
            <text:p text:style-name="P118"><text:s text:c="4"/>"datas": [{</text:p>
            <text:p text:style-name="P118"><text:s text:c="8"/>"id": 2,</text:p>
            <text:p text:style-name="P118"><text:s text:c="8"/>"status": "pending", // 请求状态</text:p>
            <text:p text:style-name="P118"><text:s text:c="8"/>"userId": 1,</text:p>
            <text:p text:style-name="P118"><text:s text:c="8"/>"userName": "测试用户1",</text:p>
            <text:p text:style-name="P118"><text:s text:c="8"/>"expertId": null, // 处理专家的ID</text:p>
            <text:p text:style-name="P118"><text:s text:c="8"/>"operatorId": 8, // 接线员的ID</text:p>
            <text:p text:style-name="P118"><text:s text:c="8"/>"auto": false, // 是否自动回复</text:p>
            <text:p text:style-name="P118"><text:s text:c="8"/>"createdDate": "2013-07-02 1:00:00", // 请求时间</text:p>
            <text:p text:style-name="P118"><text:s text:c="8"/>"completedDate": null, // 回复时间</text:p>
            <text:p text:style-name="P118"><text:s text:c="8"/>"version": 1,</text:p>
            <text:p text:style-name="P36"><text:span text:style-name="T55"><text:s text:c="8"/>"examinationId": 2, </text:span><text:span text:style-name="T44">// </text:span><text:span text:style-name="T45">医疗数据ID，后面的API用到</text:span></text:p>
            <text:p text:style-name="P32"><text:span text:style-name="T55"><text:s text:c="8"/>"level": "outside", </text:span><text:span text:style-name="T56">// 级别说明</text:span></text:p>
            <text:p text:style-name="P118"><text:s text:c="8"/>"complete": false</text:p>
            <text:p text:style-name="P118"><text:s text:c="4"/>}, {</text:p>
            <text:p text:style-name="P118"><text:s text:c="8"/>"id": 1,</text:p>
            <text:p text:style-name="P118"><text:s text:c="8"/>"status": "pending",</text:p>
            <text:p text:style-name="P118"><text:s text:c="8"/>"userId": 1,</text:p>
            <text:p text:style-name="P118"><text:s text:c="8"/>"userName": "测试用户1",</text:p>
            <text:p text:style-name="P118"><text:s text:c="8"/>"expertId": null,</text:p>
            <text:p text:style-name="P118"><text:s text:c="8"/>"operatorId": 8,</text:p>
            <text:p text:style-name="P118"><text:s text:c="8"/>"auto": false,</text:p>
            <text:p text:style-name="P118"><text:s text:c="8"/>"createdDate": "2013-07-01 01:00:00",</text:p>
            <text:p text:style-name="P118"><text:s text:c="8"/>"completedDate": null,</text:p>
            <text:p text:style-name="P118"><text:s text:c="8"/>"version": 1,</text:p>
            <text:p text:style-name="P118"><text:s text:c="8"/>"examinationId": 1, </text:p>
            <text:p text:style-name="P118"><text:s text:c="8"/>"level": "success",</text:p>
            <text:p text:style-name="P118"><text:s text:c="8"/>"complete": false</text:p>
            <text:p text:style-name="P118"><text:s text:c="4"/>}],</text:p>
            <text:p text:style-name="P118"><text:s text:c="4"/>"offset": 0</text:p>
            <text:p text:style-name="P118">}</text:p>
          </table:table-cell>
        </table:table-row>
        <table:table-row>
          <table:table-cell table:style-name="Table6.A2" office:value-type="string">
            <text:p text:style-name="P119">枚举类说明</text:p>
          </table:table-cell>
          <table:table-cell table:style-name="Table6.B2" office:value-type="string">
            <text:p text:style-name="P119">status有三种状态</text:p>
            <text:p text:style-name="P119">pending 等待接线员回复</text:p>
            <text:p text:style-name="P119">proceeding 等待专家回复</text:p>
            <text:p text:style-name="P119">completed 已回复</text:p>
            <text:p text:style-name="P119"/>
            <text:p text:style-name="P120">level 有4种状态</text:p>
            <text:p text:style-name="P120">success 健康</text:p>
            <text:p text:style-name="P120"><text:soft-page-break/>warning 需要检查</text:p>
            <text:p text:style-name="P120">danger 危险</text:p>
            <text:p text:style-name="P120">outside 数据异常</text:p>
          </table:table-cell>
        </table:table-row>
      </table:table>
      <text:p text:style-name="P4"/>
      <text:p text:style-name="P2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7">API名称</text:p>
          </table:table-cell>
          <table:table-cell table:style-name="Table11.B1" office:value-type="string">
            <text:p text:style-name="P104"><text:span text:style-name="T81">删除个人</text:span><text:span text:style-name="T82">全部请求</text:span></text:p>
          </table:table-cell>
        </table:table-row>
        <table:table-row>
          <table:table-cell table:style-name="Table11.A2" office:value-type="string">
            <text:p text:style-name="P62">地址</text:p>
          </table:table-cell>
          <table:table-cell table:style-name="Table11.B2" office:value-type="string">
            <text:p text:style-name="P180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62">请求方法</text:p>
          </table:table-cell>
          <table:table-cell table:style-name="Table11.B2" office:value-type="string">
            <text:p text:style-name="P153">DELETE</text:p>
          </table:table-cell>
        </table:table-row>
        <table:table-row>
          <table:table-cell table:style-name="Table11.A2" office:value-type="string">
            <text:p text:style-name="P95">请求头</text:p>
          </table:table-cell>
          <table:table-cell table:style-name="Table11.B2" office:value-type="string">
            <text:p text:style-name="P81">Authorization: {token}</text:p>
          </table:table-cell>
        </table:table-row>
        <table:table-row>
          <table:table-cell table:style-name="Table11.A2" office:value-type="string">
            <text:p text:style-name="P116">响应内容</text:p>
          </table:table-cell>
          <table:table-cell table:style-name="Table11.B2" office:value-type="string">
            <text:p text:style-name="P155">200 删除成功</text:p>
            <text:p text:style-name="P157">500 服务器错误</text:p>
          </table:table-cell>
        </table:table-row>
      </table:table>
      <text:p text:style-name="P8"/>
      <text:p text:style-name="P2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8">API名称</text:p>
          </table:table-cell>
          <table:table-cell table:style-name="Table12.B1" office:value-type="string">
            <text:p text:style-name="P105"><text:span text:style-name="T81">删除个人</text:span><text:span text:style-name="T83">某次</text:span><text:span text:style-name="T82">请求</text:span></text:p>
          </table:table-cell>
        </table:table-row>
        <table:table-row>
          <table:table-cell table:style-name="Table12.A2" office:value-type="string">
            <text:p text:style-name="P63">地址</text:p>
          </table:table-cell>
          <table:table-cell table:style-name="Table12.B2" office:value-type="string">
            <text:p text:style-name="P181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63">请求方法</text:p>
          </table:table-cell>
          <table:table-cell table:style-name="Table12.B2" office:value-type="string">
            <text:p text:style-name="P154">DELETE</text:p>
          </table:table-cell>
        </table:table-row>
        <table:table-row>
          <table:table-cell table:style-name="Table12.A2" office:value-type="string">
            <text:p text:style-name="P96">请求头</text:p>
          </table:table-cell>
          <table:table-cell table:style-name="Table12.B2" office:value-type="string">
            <text:p text:style-name="P82">Authorization: {token}</text:p>
          </table:table-cell>
        </table:table-row>
        <table:table-row>
          <table:table-cell table:style-name="Table12.A2" office:value-type="string">
            <text:p text:style-name="P117">响应内容</text:p>
          </table:table-cell>
          <table:table-cell table:style-name="Table12.B2" office:value-type="string">
            <text:p text:style-name="P156">200 删除成功</text:p>
            <text:p text:style-name="P158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API名称</text:p>
          </table:table-cell>
          <table:table-cell table:style-name="Table10.B1" office:value-type="string">
            <text:p text:style-name="P122">查看体检医疗数据<text:span text:style-name="T77">列表</text:span></text:p>
          </table:table-cell>
        </table:table-row>
        <table:table-row>
          <table:table-cell table:style-name="Table10.A2" office:value-type="string">
            <text:p text:style-name="P61">地址</text:p>
          </table:table-cell>
          <table:table-cell table:style-name="Table10.B2" office:value-type="string">
            <text:p text:style-name="P179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61">请求方法</text:p>
          </table:table-cell>
          <table:table-cell table:style-name="Table10.B2" office:value-type="string">
            <text:p text:style-name="P125">GET</text:p>
          </table:table-cell>
        </table:table-row>
        <table:table-row>
          <table:table-cell table:style-name="Table10.A2" office:value-type="string">
            <text:p text:style-name="P94">请求头</text:p>
          </table:table-cell>
          <table:table-cell table:style-name="Table10.B2" office:value-type="string">
            <text:p text:style-name="P80">Authorization: {token}</text:p>
          </table:table-cell>
        </table:table-row>
        <table:table-row>
          <table:table-cell table:style-name="Table10.A2" office:value-type="string">
            <text:p text:style-name="P150">请求参数</text:p>
          </table:table-cell>
          <table:table-cell table:style-name="Table10.B2" office:value-type="string">
            <text:p text:style-name="P151">创建时间在某个日期之后</text:p>
            <text:p text:style-name="P111"><text:span text:style-name="T74">createdDate:gth={yyyy-MM-dd </text:span><text:span text:style-name="T75">hh:mm:ss</text:span><text:span text:style-name="T74">} <text:s text:c="2"/></text:span><text:span text:style-name="T76">或</text:span></text:p>
            <text:p text:style-name="P110"><text:span text:style-name="T74">createdDate:gth={yyyy-MM-dd} <text:s/></text:span><text:span text:style-name="T48">// </text:span><text:span text:style-name="T49">hh:mm:ss 默认为00:00:00</text:span></text:p>
          </table:table-cell>
        </table:table-row>
        <table:table-row>
          <table:table-cell table:style-name="Table10.A2" office:value-type="string">
            <text:p text:style-name="P109">响应Content-Type</text:p>
          </table:table-cell>
          <table:table-cell table:style-name="Table10.B2" office:value-type="string">
            <text:p text:style-name="P109">application/json</text:p>
          </table:table-cell>
        </table:table-row>
        <table:table-row>
          <table:table-cell table:style-name="Table10.A2" office:value-type="string">
            <text:p text:style-name="P130">响应内容</text:p>
          </table:table-cell>
          <table:table-cell table:style-name="Table10.B2" office:value-type="string">
            <text:p text:style-name="P134">{</text:p>
            <text:p text:style-name="P134"><text:s text:c="4"/>"id": 2,</text:p>
            <text:p text:style-name="P134"><text:s text:c="4"/>"userId": 1,</text:p>
            <text:p text:style-name="P134"><text:s text:c="4"/>"userName": "测试用户1",</text:p>
            <text:p text:style-name="P134"><text:s text:c="4"/>"testItem": "PHONE",</text:p>
            <text:p text:style-name="P134"><text:s text:c="4"/>"userType": "VIP",</text:p>
            <text:p text:style-name="P134"><text:s text:c="4"/>"level": "outside",</text:p>
            <text:p text:style-name="P146"><text:span text:style-name="T58"><text:s text:c="4"/>"bloodPressureLow": 80, </text:span><text:span text:style-name="T59">// 舒张压</text:span></text:p>
            <text:p text:style-name="P146"><text:span text:style-name="T58"><text:s text:c="4"/>"bloodPressureHigh": 120, </text:span><text:span text:style-name="T59">// 收缩压</text:span></text:p>
            <text:p text:style-name="P146"><text:span text:style-name="T58"><text:s text:c="4"/>"heartRhythm": -100, </text:span><text:span text:style-name="T59">// 心率</text:span></text:p>
            <text:p text:style-name="P146"><text:span text:style-name="T58"><text:s text:c="4"/>"bloodOxygen": null, </text:span><text:span text:style-name="T59">// 血氧浓度</text:span></text:p>
            <text:p text:style-name="P146"><text:span text:style-name="T58"><text:s text:c="4"/>"breath": 80, // </text:span><text:span text:style-name="T59">呼吸</text:span></text:p>
            <text:p text:style-name="P146"><text:soft-page-break/><text:span text:style-name="T58"><text:s text:c="4"/>"bodyTemp": 37.5, // </text:span><text:span text:style-name="T59">体温</text:span></text:p>
            <text:p text:style-name="P146"><text:span text:style-name="T58"><text:s text:c="4"/>"pulserate": 60, </text:span><text:span text:style-name="T59">// 脉率</text:span></text:p>
            <text:p text:style-name="P134"><text:s text:c="4"/>"hasDataError": null,</text:p>
            <text:p text:style-name="P134"><text:s text:c="4"/>"heartData": "",</text:p>
            <text:p text:style-name="P134"><text:s text:c="4"/>"temp": 37.6,</text:p>
            <text:p text:style-name="P134"><text:s text:c="4"/>"chargeType": "YEAR",</text:p>
            <text:p text:style-name="P134"><text:s text:c="4"/>"createdDate": "2013-07-04 01:00:00",</text:p>
            <text:p text:style-name="P134"><text:s text:c="4"/>"version": 1</text:p>
            <text:p text:style-name="P134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3">API名称</text:p>
          </table:table-cell>
          <table:table-cell table:style-name="Table7.B1" office:value-type="string">
            <text:p text:style-name="P121">查看体检医疗数据</text:p>
          </table:table-cell>
        </table:table-row>
        <table:table-row>
          <table:table-cell table:style-name="Table7.A2" office:value-type="string">
            <text:p text:style-name="P58">地址</text:p>
          </table:table-cell>
          <table:table-cell table:style-name="Table7.B2" office:value-type="string">
            <text:p text:style-name="P176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58">请求方法</text:p>
          </table:table-cell>
          <table:table-cell table:style-name="Table7.B2" office:value-type="string">
            <text:p text:style-name="P123">GET</text:p>
          </table:table-cell>
        </table:table-row>
        <table:table-row>
          <table:table-cell table:style-name="Table7.A2" office:value-type="string">
            <text:p text:style-name="P91">请求头</text:p>
          </table:table-cell>
          <table:table-cell table:style-name="Table7.B2" office:value-type="string">
            <text:p text:style-name="P77">Authorization: {token}</text:p>
          </table:table-cell>
        </table:table-row>
        <table:table-row>
          <table:table-cell table:style-name="Table7.A2" office:value-type="string">
            <text:p text:style-name="P107">响应Content-Type</text:p>
          </table:table-cell>
          <table:table-cell table:style-name="Table7.B2" office:value-type="string">
            <text:p text:style-name="P107">application/json</text:p>
          </table:table-cell>
        </table:table-row>
        <table:table-row>
          <table:table-cell table:style-name="Table7.A2" office:value-type="string">
            <text:p text:style-name="P128">响应内容</text:p>
          </table:table-cell>
          <table:table-cell table:style-name="Table7.B2" office:value-type="string">
            <text:p text:style-name="P133">{</text:p>
            <text:p text:style-name="P133"><text:s text:c="4"/>"id": 2,</text:p>
            <text:p text:style-name="P133"><text:s text:c="4"/>"userId": 1,</text:p>
            <text:p text:style-name="P133"><text:s text:c="4"/>"userName": "测试用户1",</text:p>
            <text:p text:style-name="P133"><text:s text:c="4"/>"testItem": "PHONE",</text:p>
            <text:p text:style-name="P133"><text:s text:c="4"/>"userType": "VIP",</text:p>
            <text:p text:style-name="P133"><text:s text:c="4"/>"level": "outside",</text:p>
            <text:p text:style-name="P33"><text:span text:style-name="T58"><text:s text:c="4"/>"bloodPressureLow": 80, </text:span><text:span text:style-name="T59">// 舒张压</text:span></text:p>
            <text:p text:style-name="P33"><text:span text:style-name="T58"><text:s text:c="4"/>"bloodPressureHigh": 120, </text:span><text:span text:style-name="T59">// 收缩压</text:span></text:p>
            <text:p text:style-name="P33"><text:span text:style-name="T58"><text:s text:c="4"/>"heartRhythm": -100, </text:span><text:span text:style-name="T59">// 心率</text:span></text:p>
            <text:p text:style-name="P33"><text:span text:style-name="T58"><text:s text:c="4"/>"bloodOxygen": null, </text:span><text:span text:style-name="T59">// 血氧浓度</text:span></text:p>
            <text:p text:style-name="P33"><text:span text:style-name="T58"><text:s text:c="4"/>"breath": 80, // </text:span><text:span text:style-name="T59">呼吸</text:span></text:p>
            <text:p text:style-name="P33"><text:span text:style-name="T58"><text:s text:c="4"/>"bodyTemp": 37.5, // </text:span><text:span text:style-name="T59">体温</text:span></text:p>
            <text:p text:style-name="P33"><text:span text:style-name="T58"><text:s text:c="4"/>"pulserate": 60, </text:span><text:span text:style-name="T59">// 脉率</text:span></text:p>
            <text:p text:style-name="P133"><text:s text:c="4"/>"hasDataError": null,</text:p>
            <text:p text:style-name="P133"><text:s text:c="4"/>"heartData": "",</text:p>
            <text:p text:style-name="P133"><text:s text:c="4"/>"temp": 37.6,</text:p>
            <text:p text:style-name="P133"><text:s text:c="4"/>"chargeType": "YEAR",</text:p>
            <text:p text:style-name="P133"><text:s text:c="4"/>"createdDate": "2013-07-04 01:00:00",</text:p>
            <text:p text:style-name="P133"><text:s text:c="4"/>"version": 1</text:p>
            <text:p text:style-name="P133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4">API名称</text:p>
          </table:table-cell>
          <table:table-cell table:style-name="Table8.B1" office:value-type="string">
            <text:p text:style-name="P34"><text:span text:style-name="T57">查看</text:span><text:span text:style-name="T60">回复</text:span></text:p>
          </table:table-cell>
        </table:table-row>
        <table:table-row>
          <table:table-cell table:style-name="Table8.A2" office:value-type="string">
            <text:p text:style-name="P59">地址</text:p>
          </table:table-cell>
          <table:table-cell table:style-name="Table8.B2" office:value-type="string">
            <text:p text:style-name="P177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59">请求方法</text:p>
          </table:table-cell>
          <table:table-cell table:style-name="Table8.B2" office:value-type="string">
            <text:p text:style-name="P124">GET</text:p>
          </table:table-cell>
        </table:table-row>
        <table:table-row>
          <table:table-cell table:style-name="Table8.A2" office:value-type="string">
            <text:p text:style-name="P92">请求头</text:p>
          </table:table-cell>
          <table:table-cell table:style-name="Table8.B2" office:value-type="string">
            <text:p text:style-name="P78">Authorization: {token}</text:p>
          </table:table-cell>
        </table:table-row>
        <table:table-row>
          <table:table-cell table:style-name="Table8.A2" office:value-type="string">
            <text:p text:style-name="P108">响应Content-Type</text:p>
          </table:table-cell>
          <table:table-cell table:style-name="Table8.B2" office:value-type="string">
            <text:p text:style-name="P108">application/json</text:p>
          </table:table-cell>
        </table:table-row>
        <text:soft-page-break/>
        <table:table-row>
          <table:table-cell table:style-name="Table8.A2" office:value-type="string">
            <text:p text:style-name="P129">响应内容</text:p>
          </table:table-cell>
          <table:table-cell table:style-name="Table8.B2" office:value-type="string">
            <text:p text:style-name="P142">[{</text:p>
            <text:p text:style-name="P142"><text:s text:c="4"/>"id": 1,</text:p>
            <text:p text:style-name="P142"><text:s text:c="4"/>"type": null,</text:p>
            <text:p text:style-name="P35"><text:span text:style-name="T61"><text:s text:c="4"/>"reason": "根据专家规则判断；呼吸的测量值为，在区间[40,90)之间，属于【健康】。", </text:span><text:span text:style-name="T50">// </text:span><text:span text:style-name="T51">回复依据，可不显示</text:span></text:p>
            <text:p text:style-name="P35"><text:span text:style-name="T61"><text:s text:c="4"/>"result": "呼吸正常", <text:s/></text:span><text:span text:style-name="T50">// </text:span><text:span text:style-name="T51">检测结果</text:span></text:p>
            <text:p text:style-name="P35"><text:span text:style-name="T61"><text:s text:c="4"/>"content": "呼吸正常的个性建议", </text:span><text:span text:style-name="T51">// 检测建议</text:span></text:p>
            <text:p text:style-name="P142"><text:s text:c="4"/>"level": "success",</text:p>
            <text:p text:style-name="P142"><text:s text:c="4"/>"employeeId": 1,</text:p>
            <text:p text:style-name="P142"><text:s text:c="4"/>"examinationId": 2,</text:p>
            <text:p text:style-name="P35"><text:span text:style-name="T61"><text:s text:c="4"/>"createdDate": "2013-07-22 11:46:05", // </text:span><text:span text:style-name="T68">回复时间</text:span></text:p>
            <text:p text:style-name="P35"><text:span text:style-name="T61"><text:s text:c="4"/>"lastUpdated": "2013-07-22 11:46:05", </text:span><text:span text:style-name="T68">// 修改时间，有些回复专家会修改</text:span></text:p>
            <text:p text:style-name="P142"><text:s text:c="4"/>"version": null</text:p>
            <text:p text:style-name="P142">}, {</text:p>
            <text:p text:style-name="P142"><text:s text:c="4"/>"id": 2,</text:p>
            <text:p text:style-name="P142"><text:s text:c="4"/>"type": null,</text:p>
            <text:p text:style-name="P142"><text:s text:c="4"/>"reason": "根据系统规则判断：心率的测量值为，在区间[-9999,0)之间，属于【数据异常】。",</text:p>
            <text:p text:style-name="P142"><text:s text:c="4"/>"result": "心跳异常",</text:p>
            <text:p text:style-name="P142"><text:s text:c="4"/>"content": "心跳异常的建议",</text:p>
            <text:p text:style-name="P142"><text:s text:c="4"/>"level": "outside",</text:p>
            <text:p text:style-name="P142"><text:s text:c="4"/>"employeeId": 1,</text:p>
            <text:p text:style-name="P142"><text:s text:c="4"/>"examinationId": 2,</text:p>
            <text:p text:style-name="P142"><text:s text:c="4"/>"createdDate": "2013-07-22 11:46:05",</text:p>
            <text:p text:style-name="P142"><text:s text:c="4"/>"lastUpdated": "2013-07-22 11:46:05",</text:p>
            <text:p text:style-name="P142"><text:s text:c="4"/>"version": null</text:p>
            <text:p text:style-name="P142">}]</text:p>
          </table:table-cell>
        </table:table-row>
      </table:table>
      <text:p text:style-name="P10"/>
      <text:p text:style-name="P18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02">API名称</text:p>
          </table:table-cell>
          <table:table-cell table:style-name="Table16.B1" office:value-type="string">
            <text:p text:style-name="P219"><text:span text:style-name="T57">查看</text:span><text:span text:style-name="T105">医疗数据日均统计</text:span></text:p>
          </table:table-cell>
        </table:table-row>
        <table:table-row>
          <table:table-cell table:style-name="Table16.A2" office:value-type="string">
            <text:p text:style-name="P194">地址</text:p>
          </table:table-cell>
          <table:table-cell table:style-name="Table16.B2" office:value-type="string">
            <text:p text:style-name="P229">/<text:span text:style-name="T2">api/</text:span><text:span text:style-name="T7">examination/</text:span><text:span text:style-name="T26">avg</text:span><text:span text:style-name="T27">?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194">请求方法</text:p>
          </table:table-cell>
          <table:table-cell table:style-name="Table16.B2" office:value-type="string">
            <text:p text:style-name="P206">GET</text:p>
          </table:table-cell>
        </table:table-row>
        <table:table-row>
          <table:table-cell table:style-name="Table16.A2" office:value-type="string">
            <text:p text:style-name="P207"><text:span text:style-name="T106">请求头</text:span></text:p>
          </table:table-cell>
          <table:table-cell table:style-name="Table16.B2" office:value-type="string">
            <text:p text:style-name="P208">Authorization: {token}</text:p>
          </table:table-cell>
        </table:table-row>
        <table:table-row>
          <table:table-cell table:style-name="Table16.A2" office:value-type="string">
            <text:p text:style-name="P207"><text:span text:style-name="T106">请求参数</text:span></text:p>
          </table:table-cell>
          <table:table-cell table:style-name="Table16.B2" office:value-type="string">
            <text:p text:style-name="P209"><text:span text:style-name="T107">如果不带参数，默认返回最近7天数据</text:span></text:p>
            <text:p text:style-name="P209"><text:span text:style-name="T107">如果带参数，可以有2种组合：</text:span></text:p>
            <text:p text:style-name="P209"><text:span text:style-name="T107">1 只有start,返回某一天到今天的日均统计数据</text:span></text:p>
            <text:p text:style-name="P209"><text:span text:style-name="T107">2 有start和end，返回某个时间段的日均统计数据</text:span></text:p>
          </table:table-cell>
        </table:table-row>
        <table:table-row>
          <table:table-cell table:style-name="Table16.A2" office:value-type="string">
            <text:p text:style-name="P216">响应Content-Type</text:p>
          </table:table-cell>
          <table:table-cell table:style-name="Table16.B2" office:value-type="string">
            <text:p text:style-name="P216">application/json</text:p>
          </table:table-cell>
        </table:table-row>
        <table:table-row>
          <table:table-cell table:style-name="Table16.A2" office:value-type="string">
            <text:p text:style-name="P217">响应内容</text:p>
          </table:table-cell>
          <table:table-cell table:style-name="Table16.B2" office:value-type="string">
            <text:p text:style-name="P218"><text:span text:style-name="T108">[{</text:span></text:p>
            <text:p text:style-name="P218"><text:span text:style-name="T108"><text:s text:c="4"/>"bloodPressureHigh": 121.0, </text:span><text:span text:style-name="T110">// 平均值</text:span></text:p>
            <text:p text:style-name="P218"><text:span text:style-name="T108"><text:s text:c="4"/>"bloodPressureLow": 81.0,</text:span></text:p>
            <text:p text:style-name="P218"><text:span text:style-name="T108"><text:s text:c="4"/>"bodyTemp": 37.1,</text:span></text:p>
            <text:p text:style-name="P218"><text:span text:style-name="T108"><text:s text:c="4"/>"bloodOxygen": null,</text:span></text:p>
            <text:p text:style-name="P218"><text:span text:style-name="T108"><text:s text:c="4"/>"heartRhythm": 11.0,</text:span></text:p>
            <text:p text:style-name="P218"><text:soft-page-break/><text:span text:style-name="T108"><text:s text:c="4"/>"createdDate": "2013-07-30", </text:span><text:span text:style-name="T109">// 统计日期</text:span></text:p>
            <text:p text:style-name="P218"><text:span text:style-name="T108"><text:s text:c="4"/>"pulserate": 61.0,</text:span></text:p>
            <text:p text:style-name="P218"><text:span text:style-name="T108"><text:s text:c="4"/>"breath": 11.0</text:span></text:p>
            <text:p text:style-name="P218"><text:span text:style-name="T108">}, {</text:span></text:p>
            <text:p text:style-name="P218"><text:span text:style-name="T108"><text:s text:c="4"/>"bloodPressureHigh": 122.5,</text:span></text:p>
            <text:p text:style-name="P218"><text:span text:style-name="T108"><text:s text:c="4"/>"bloodPressureLow": 82.5,</text:span></text:p>
            <text:p text:style-name="P218"><text:span text:style-name="T108"><text:s text:c="4"/>"bodyTemp": 37.25,</text:span></text:p>
            <text:p text:style-name="P218"><text:span text:style-name="T108"><text:s text:c="4"/>"bloodOxygen": null,</text:span></text:p>
            <text:p text:style-name="P218"><text:span text:style-name="T108"><text:s text:c="4"/>"heartRhythm": 12.5,</text:span></text:p>
            <text:p text:style-name="P218"><text:span text:style-name="T108"><text:s text:c="4"/>"createdDate": "2013-07-31",</text:span></text:p>
            <text:p text:style-name="P218"><text:span text:style-name="T108"><text:s text:c="4"/>"pulserate": 62.5,</text:span></text:p>
            <text:p text:style-name="P218"><text:span text:style-name="T108"><text:s text:c="4"/>"breath": 12.5</text:span></text:p>
            <text:p text:style-name="P218"><text:span text:style-name="T108">}, {</text:span></text:p>
            <text:p text:style-name="P218"><text:span text:style-name="T108"><text:s text:c="4"/>"bloodPressureHigh": 124.0,</text:span></text:p>
            <text:p text:style-name="P218"><text:span text:style-name="T108"><text:s text:c="4"/>"bloodPressureLow": 84.0,</text:span></text:p>
            <text:p text:style-name="P218"><text:span text:style-name="T108"><text:s text:c="4"/>"bodyTemp": 37.4,</text:span></text:p>
            <text:p text:style-name="P218"><text:span text:style-name="T108"><text:s text:c="4"/>"bloodOxygen": null,</text:span></text:p>
            <text:p text:style-name="P218"><text:span text:style-name="T108"><text:s text:c="4"/>"heartRhythm": 14.0,</text:span></text:p>
            <text:p text:style-name="P218"><text:span text:style-name="T108"><text:s text:c="4"/>"createdDate": "2013-08-01",</text:span></text:p>
            <text:p text:style-name="P218"><text:span text:style-name="T108"><text:s text:c="4"/>"pulserate": 64.0,</text:span></text:p>
            <text:p text:style-name="P218"><text:span text:style-name="T108"><text:s text:c="4"/>"breath": 14.0</text:span></text:p>
            <text:p text:style-name="P218"><text:span text:style-name="T108">}]</text:span></text:p>
          </table:table-cell>
        </table:table-row>
      </table:table>
      <text:p text:style-name="P18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9">API名称</text:p>
          </table:table-cell>
          <table:table-cell table:style-name="Table13.B1" office:value-type="string">
            <text:p text:style-name="P159">查询卡信息</text:p>
          </table:table-cell>
        </table:table-row>
        <table:table-row>
          <table:table-cell table:style-name="Table13.A2" office:value-type="string">
            <text:p text:style-name="P64">地址</text:p>
          </table:table-cell>
          <table:table-cell table:style-name="Table13.B2" office:value-type="string">
            <text:p text:style-name="P159">/api/card/{serial}</text:p>
          </table:table-cell>
        </table:table-row>
        <table:table-row>
          <table:table-cell table:style-name="Table13.A2" office:value-type="string">
            <text:p text:style-name="P64">请求方法</text:p>
          </table:table-cell>
          <table:table-cell table:style-name="Table13.B2" office:value-type="string">
            <text:p text:style-name="P126">GET</text:p>
          </table:table-cell>
        </table:table-row>
        <table:table-row>
          <table:table-cell table:style-name="Table13.A2" office:value-type="string">
            <text:p text:style-name="P97">请求头</text:p>
          </table:table-cell>
          <table:table-cell table:style-name="Table13.B2" office:value-type="string">
            <text:p text:style-name="P83">Authorization: {token}</text:p>
          </table:table-cell>
        </table:table-row>
        <table:table-row>
          <table:table-cell table:style-name="Table13.A2" office:value-type="string">
            <text:p text:style-name="P113">响应Content-Type</text:p>
          </table:table-cell>
          <table:table-cell table:style-name="Table13.B2" office:value-type="string">
            <text:p text:style-name="P113">application/json</text:p>
          </table:table-cell>
        </table:table-row>
        <table:table-row>
          <table:table-cell table:style-name="Table13.A2" office:value-type="string">
            <text:p text:style-name="P131">响应内容</text:p>
          </table:table-cell>
          <table:table-cell table:style-name="Table13.B2" office:value-type="string">
            <text:p text:style-name="P160">{</text:p>
            <text:p text:style-name="P160"><text:s text:c="4"/>"id": 4,</text:p>
            <text:p text:style-name="P135"><text:span text:style-name="T87"><text:s text:c="4"/>"serial": "1000", //</text:span><text:span text:style-name="T88">卡号</text:span></text:p>
            <text:p text:style-name="P135"><text:span text:style-name="T87"><text:s text:c="4"/>"days": 7, // </text:span><text:span text:style-name="T88">充值天数 年卡为365天</text:span></text:p>
            <text:p text:style-name="P135"><text:span text:style-name="T87"><text:s text:c="4"/>"createdDate": "2013-07-12 01:00:00", // </text:span><text:span text:style-name="T88">导入时间</text:span></text:p>
            <text:p text:style-name="P135"><text:span text:style-name="T87"><text:s text:c="4"/>"createdBatch": 1, // </text:span><text:span text:style-name="T88">导入批次</text:span></text:p>
            <text:p text:style-name="P135"><text:span text:style-name="T87"><text:s text:c="4"/>"expireDate": "2020-09-12 01:00:00", </text:span><text:span text:style-name="T88">// 失效日期</text:span></text:p>
            <text:p text:style-name="P135"><text:span text:style-name="T87"><text:s text:c="4"/>"activedDate": null, // </text:span><text:span text:style-name="T88">激活时间</text:span></text:p>
            <text:p text:style-name="P135"><text:span text:style-name="T87"><text:s text:c="4"/>"userId": null, </text:span><text:span text:style-name="T88">// 充值用户Id</text:span></text:p>
            <text:p text:style-name="P136"><text:span text:style-name="T87"><text:s text:c="4"/>"userName": null, </text:span><text:span text:style-name="T88">// 充值用户Name</text:span></text:p>
            <text:p text:style-name="P135"><text:span text:style-name="T87"><text:s text:c="4"/>"chargedDate": null, // </text:span><text:span text:style-name="T88">充值时间</text:span></text:p>
            <text:p text:style-name="P135"><text:span text:style-name="T87"><text:s text:c="4"/>"chargeType": null, </text:span><text:span text:style-name="T89">// 充值类型，主要区分从web充值还是从手机充值</text:span></text:p>
            <text:p text:style-name="P135"><text:span text:style-name="T87"><text:s text:c="4"/>"employeeId": null, // </text:span><text:span text:style-name="T89">如果是从web充值，将记录操作员工ID</text:span></text:p>
            <text:p text:style-name="P137"><text:span text:style-name="T87"><text:s text:c="4"/>"employeeName": null // </text:span><text:span text:style-name="T89">如果是从web充值，将记录操作员工名字</text:span></text:p>
            <text:p text:style-name="P160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50">API名称</text:p>
          </table:table-cell>
          <table:table-cell table:style-name="Table14.B1" office:value-type="string">
            <text:p text:style-name="P163">充值</text:p>
          </table:table-cell>
        </table:table-row>
        <table:table-row>
          <table:table-cell table:style-name="Table14.A2" office:value-type="string">
            <text:p text:style-name="P65">地址</text:p>
          </table:table-cell>
          <table:table-cell table:style-name="Table14.B2" office:value-type="string">
            <text:p text:style-name="P182"><text:span text:style-name="T19">/api/</text:span><text:span text:style-name="T20">use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65">请求方法</text:p>
          </table:table-cell>
          <table:table-cell table:style-name="Table14.B2" office:value-type="string">
            <text:p text:style-name="P164">POST</text:p>
          </table:table-cell>
        </table:table-row>
        <table:table-row>
          <table:table-cell table:style-name="Table14.A2" office:value-type="string">
            <text:p text:style-name="P98">请求头</text:p>
          </table:table-cell>
          <table:table-cell table:style-name="Table14.B2" office:value-type="string">
            <text:p text:style-name="P84">Authorization: {token}</text:p>
          </table:table-cell>
        </table:table-row>
        <table:table-row>
          <table:table-cell table:style-name="Table14.A2" office:value-type="string">
            <text:p text:style-name="P55">请求Content-Type</text:p>
          </table:table-cell>
          <table:table-cell table:style-name="Table14.B2" office:value-type="string">
            <text:p text:style-name="P40">application/x-www-form-urlencoded</text:p>
          </table:table-cell>
        </table:table-row>
        <table:table-row>
          <table:table-cell table:style-name="Table14.A2" office:value-type="string">
            <text:p text:style-name="P165">请求参数</text:p>
          </table:table-cell>
          <table:table-cell table:style-name="Table14.B2" office:value-type="string">
            <text:p text:style-name="P161">{</text:p>
            <text:p text:style-name="P138"><text:span text:style-name="T87"><text:s text:c="4"/>"serial": ****, //</text:span><text:span text:style-name="T88">卡号</text:span></text:p>
            <text:p text:style-name="P138"><text:span text:style-name="T87"><text:s text:c="4"/>"</text:span><text:span text:style-name="T90">password</text:span><text:span text:style-name="T87">": ****, // </text:span><text:span text:style-name="T90">充值密码</text:span></text:p>
            <text:p text:style-name="P139"><text:span text:style-name="T87"><text:s text:c="4"/>"</text:span><text:span text:style-name="T90">activedDate</text:span><text:span text:style-name="T87">": ***, // </text:span><text:span text:style-name="T90">激活日期,将从该日期开始为用户提供体检服务</text:span></text:p>
            <text:p text:style-name="P161">}</text:p>
          </table:table-cell>
        </table:table-row>
        <table:table-row>
          <table:table-cell table:style-name="Table14.A2" office:value-type="string">
            <text:p text:style-name="P166">响应成功状态码</text:p>
          </table:table-cell>
          <table:table-cell table:style-name="Table14.B2" office:value-type="string">
            <text:p text:style-name="P166">200</text:p>
          </table:table-cell>
        </table:table-row>
        <table:table-row>
          <table:table-cell table:style-name="Table14.A2" office:value-type="string">
            <text:p text:style-name="P166">响应失败原因</text:p>
          </table:table-cell>
          <table:table-cell table:style-name="Table14.B2" office:value-type="string">
            <text:p text:style-name="P191">400 参数不全 token不对</text:p>
            <text:p text:style-name="P140"><text:span text:style-name="T91">500 </text:span><text:span text:style-name="T92">可预见的异常都在response里面response body了</text:span><text:span text:style-name="T93">，未知的unknow请联系我</text:span></text:p>
            <text:p text:style-name="P167"/>
            <text:p text:style-name="P168">exception.card.notFound 卡号错误</text:p>
            <text:p text:style-name="P168">exception.card.used 卡已经用了</text:p>
            <text:p text:style-name="P168">exception.card.expired 卡过期</text:p>
            <text:p text:style-name="P168">exception.card.invalidActiveDate 激活日期错误，不能选择当前日期之前</text:p>
            <text:p text:style-name="P168">exception.card.errorPassword 密码错误</text:p>
            <text:p text:style-name="P141"><text:span text:style-name="T94">exception.card.user.still.in.service.time </text:span><text:span text:style-name="T95">新服务时间段和现有服务时间段</text:span><text:span text:style-name="T96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1">API名称</text:p>
          </table:table-cell>
          <table:table-cell table:style-name="Table15.B1" office:value-type="string">
            <text:p text:style-name="P169">查看用户充值历史</text:p>
          </table:table-cell>
        </table:table-row>
        <table:table-row>
          <table:table-cell table:style-name="Table15.A2" office:value-type="string">
            <text:p text:style-name="P66">地址</text:p>
          </table:table-cell>
          <table:table-cell table:style-name="Table15.B2" office:value-type="string">
            <text:p text:style-name="P183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66">请求方法</text:p>
          </table:table-cell>
          <table:table-cell table:style-name="Table15.B2" office:value-type="string">
            <text:p text:style-name="P127">GET</text:p>
          </table:table-cell>
        </table:table-row>
        <table:table-row>
          <table:table-cell table:style-name="Table15.A2" office:value-type="string">
            <text:p text:style-name="P99">请求头</text:p>
          </table:table-cell>
          <table:table-cell table:style-name="Table15.B2" office:value-type="string">
            <text:p text:style-name="P85">Authorization: {token}</text:p>
          </table:table-cell>
        </table:table-row>
        <table:table-row>
          <table:table-cell table:style-name="Table15.A2" office:value-type="string">
            <text:p text:style-name="P114">响应Content-Type</text:p>
          </table:table-cell>
          <table:table-cell table:style-name="Table15.B2" office:value-type="string">
            <text:p text:style-name="P114">application/json</text:p>
          </table:table-cell>
        </table:table-row>
        <table:table-row>
          <table:table-cell table:style-name="Table15.A2" office:value-type="string">
            <text:p text:style-name="P132">响应内容</text:p>
          </table:table-cell>
          <table:table-cell table:style-name="Table15.B2" office:value-type="string">
            <text:p text:style-name="P170">具体字段解释见查询卡API的说明</text:p>
            <text:p text:style-name="P162"/>
            <text:p text:style-name="P170">{</text:p>
            <text:p text:style-name="P170"><text:s text:c="4"/>"total": 3,</text:p>
            <text:p text:style-name="P170"><text:s text:c="4"/>"max": 15,</text:p>
            <text:p text:style-name="P170"><text:s text:c="4"/>"curPage": 1,</text:p>
            <text:p text:style-name="P170"><text:s text:c="4"/>"pageCount": 1,</text:p>
            <text:p text:style-name="P170"><text:s text:c="4"/>"pageable": true,</text:p>
            <text:p text:style-name="P170"><text:s text:c="4"/>"datas": [{</text:p>
            <text:p text:style-name="P170"><text:s text:c="8"/>"id": 3,</text:p>
            <text:p text:style-name="P170"><text:s text:c="8"/>"serial": "0067890200312293",</text:p>
            <text:p text:style-name="P170"><text:s text:c="8"/>"days": 365,</text:p>
            <text:p text:style-name="P170"><text:s text:c="8"/>"createdDate": "2013-07-12 01:00:00",</text:p>
            <text:p text:style-name="P170"><text:s text:c="8"/>"createdBatch": 1,</text:p>
            <text:p text:style-name="P170"><text:soft-page-break/><text:s text:c="8"/>"expireDate": "2020-09-12 01:00:00",</text:p>
            <text:p text:style-name="P170"><text:s text:c="8"/>"activedDate": "2014-08-16 00:00:00",</text:p>
            <text:p text:style-name="P170"><text:s text:c="8"/>"userId": 1,</text:p>
            <text:p text:style-name="P170"><text:s text:c="8"/>"userName": "测试用户1",</text:p>
            <text:p text:style-name="P170"><text:s text:c="8"/>"chargedDate": null,</text:p>
            <text:p text:style-name="P170"><text:s text:c="8"/>"chargeType": null,</text:p>
            <text:p text:style-name="P170"><text:s text:c="8"/>"employeeId": 1,</text:p>
            <text:p text:style-name="P170"><text:s text:c="8"/>"employeeName": "管理员"</text:p>
            <text:p text:style-name="P170"><text:s text:c="4"/>}, {</text:p>
            <text:p text:style-name="P170"><text:s text:c="8"/>"id": 2,</text:p>
            <text:p text:style-name="P170"><text:s text:c="8"/>"serial": "0033178902311110",</text:p>
            <text:p text:style-name="P170"><text:s text:c="8"/>"days": 365,</text:p>
            <text:p text:style-name="P170"><text:s text:c="8"/>"createdDate": "2013-07-12 01:00:00",</text:p>
            <text:p text:style-name="P170"><text:s text:c="8"/>"createdBatch": 1,</text:p>
            <text:p text:style-name="P170"><text:s text:c="8"/>"expireDate": "2020-09-12 01:00:00",</text:p>
            <text:p text:style-name="P170"><text:s text:c="8"/>"activedDate": "2013-08-15 00:00:00",</text:p>
            <text:p text:style-name="P170"><text:s text:c="8"/>"userId": 1,</text:p>
            <text:p text:style-name="P170"><text:s text:c="8"/>"userName": "测试用户1",</text:p>
            <text:p text:style-name="P170"><text:s text:c="8"/>"chargedDate": null,</text:p>
            <text:p text:style-name="P170"><text:s text:c="8"/>"chargeType": null,</text:p>
            <text:p text:style-name="P170"><text:s text:c="8"/>"employeeId": 1,</text:p>
            <text:p text:style-name="P170"><text:s text:c="8"/>"employeeName": "管理员"</text:p>
            <text:p text:style-name="P170"><text:s text:c="4"/>}, {</text:p>
            <text:p text:style-name="P170"><text:s text:c="8"/>"id": 1,</text:p>
            <text:p text:style-name="P170"><text:s text:c="8"/>"serial": "0032153088270012",</text:p>
            <text:p text:style-name="P170"><text:s text:c="8"/>"days": 365,</text:p>
            <text:p text:style-name="P170"><text:s text:c="8"/>"createdDate": "2013-07-12 01:00:00",</text:p>
            <text:p text:style-name="P170"><text:s text:c="8"/>"createdBatch": 1,</text:p>
            <text:p text:style-name="P170"><text:s text:c="8"/>"expireDate": "2020-09-12 01:00:00",</text:p>
            <text:p text:style-name="P170"><text:s text:c="8"/>"activedDate": "2012-07-12 01:00:00",</text:p>
            <text:p text:style-name="P170"><text:s text:c="8"/>"userId": 1,</text:p>
            <text:p text:style-name="P170"><text:s text:c="8"/>"userName": "测试用户1",</text:p>
            <text:p text:style-name="P170"><text:s text:c="8"/>"chargedDate": "2012-07-10 01:00:00",</text:p>
            <text:p text:style-name="P170"><text:s text:c="8"/>"chargeType": "MOBILE",</text:p>
            <text:p text:style-name="P170"><text:s text:c="8"/>"employeeId": null,</text:p>
            <text:p text:style-name="P170"><text:s text:c="8"/>"employeeName": null</text:p>
            <text:p text:style-name="P170"><text:s text:c="4"/>}],</text:p>
            <text:p text:style-name="P170"><text:s text:c="4"/>"offset": 0</text:p>
            <text:p text:style-name="P170">}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04T18:17:00.34</dc:date>
    <meta:editing-duration>PT1H40M25S</meta:editing-duration>
    <meta:editing-cycles>211</meta:editing-cycles>
    <meta:document-statistic meta:table-count="18" meta:image-count="0" meta:object-count="0" meta:page-count="11" meta:paragraph-count="548" meta:word-count="2377" meta:character-count="9936" meta:non-whitespace-character-count="8352"/>
  </office:meta>
</office:document-meta>
</file>